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10.589cm"/>
    </style:style>
    <style:style style:name="co5" style:family="table-column">
      <style:table-column-properties fo:break-before="auto" style:column-width="8.895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2.311cm"/>
    </style:style>
    <style:style style:name="co8" style:family="table-column">
      <style:table-column-properties fo:break-before="auto" style:column-width="8.869cm"/>
    </style:style>
    <style:style style:name="co9" style:family="table-column">
      <style:table-column-properties fo:break-before="auto" style:column-width="6.99cm"/>
    </style:style>
    <style:style style:name="co10" style:family="table-column">
      <style:table-column-properties fo:break-before="auto" style:column-width="9.567cm"/>
    </style:style>
    <style:style style:name="co11" style:family="table-column">
      <style:table-column-properties fo:break-before="auto" style:column-width="5.697cm"/>
    </style:style>
    <style:style style:name="co12" style:family="table-column">
      <style:table-column-properties fo:break-before="auto" style:column-width="3.574cm"/>
    </style:style>
    <style:style style:name="co13" style:family="table-column">
      <style:table-column-properties fo:break-before="auto" style:column-width="5.346cm"/>
    </style:style>
    <style:style style:name="co14" style:family="table-column">
      <style:table-column-properties fo:break-before="auto" style:column-width="6.048cm"/>
    </style:style>
    <style:style style:name="co15" style:family="table-column">
      <style:table-column-properties fo:break-before="auto" style:column-width="6.343cm"/>
    </style:style>
    <style:style style:name="co16" style:family="table-column">
      <style:table-column-properties fo:break-before="auto" style:column-width="3.762cm"/>
    </style:style>
    <style:style style:name="co17" style:family="table-column">
      <style:table-column-properties fo:break-before="auto" style:column-width="3.978cm"/>
    </style:style>
    <style:style style:name="co18" style:family="table-column">
      <style:table-column-properties fo:break-before="auto" style:column-width="1.933cm"/>
    </style:style>
    <style:style style:name="ro1" style:family="table-row">
      <style:table-row-properties style:row-height="1.455cm" fo:break-before="auto" style:use-optimal-row-height="false"/>
    </style:style>
    <style:style style:name="ro2" style:family="table-row">
      <style:table-row-properties style:row-height="2.937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3.572cm" fo:break-before="auto" style:use-optimal-row-height="false"/>
    </style:style>
    <style:style style:name="ro5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2.09cm" fo:break-before="auto" style:use-optimal-row-height="false"/>
    </style:style>
    <style:style style:name="ro7" style:family="table-row">
      <style:table-row-properties style:row-height="2.963cm" fo:break-before="auto" style:use-optimal-row-height="false"/>
    </style:style>
    <style:style style:name="ro8" style:family="table-row">
      <style:table-row-properties style:row-height="2.752cm" fo:break-before="auto" style:use-optimal-row-height="false"/>
    </style:style>
    <style:style style:name="ro9" style:family="table-row">
      <style:table-row-properties style:row-height="2.619cm" fo:break-before="auto" style:use-optimal-row-height="false"/>
    </style:style>
    <style:style style:name="ro10" style:family="table-row">
      <style:table-row-properties style:row-height="2.487cm" fo:break-before="auto" style:use-optimal-row-height="false"/>
    </style:style>
    <style:style style:name="ro11" style:family="table-row">
      <style:table-row-properties style:row-height="2.249cm" fo:break-before="auto" style:use-optimal-row-height="false"/>
    </style:style>
    <style:style style:name="ro12" style:family="table-row">
      <style:table-row-properties style:row-height="1.879cm" fo:break-before="auto" style:use-optimal-row-height="false"/>
    </style:style>
    <style:style style:name="ro13" style:family="table-row">
      <style:table-row-properties style:row-height="2.196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746cm" fo:break-before="auto" style:use-optimal-row-height="false"/>
    </style:style>
    <style:style style:name="ro16" style:family="table-row">
      <style:table-row-properties style:row-height="2.646cm" fo:break-before="auto" style:use-optimal-row-height="false"/>
    </style:style>
    <style:style style:name="ro17" style:family="table-row">
      <style:table-row-properties style:row-height="3.228cm" fo:break-before="auto" style:use-optimal-row-height="false"/>
    </style:style>
    <style:style style:name="ro18" style:family="table-row">
      <style:table-row-properties style:row-height="2.884cm" fo:break-before="auto" style:use-optimal-row-height="false"/>
    </style:style>
    <style:style style:name="ro19" style:family="table-row">
      <style:table-row-properties style:row-height="3.413cm" fo:break-before="auto" style:use-optimal-row-height="false"/>
    </style:style>
    <style:style style:name="ro20" style:family="table-row">
      <style:table-row-properties style:row-height="3.016cm" fo:break-before="auto" style:use-optimal-row-height="false"/>
    </style:style>
    <style:style style:name="ro21" style:family="table-row">
      <style:table-row-properties style:row-height="2.381cm" fo:break-before="auto" style:use-optimal-row-height="false"/>
    </style:style>
    <style:style style:name="ro22" style:family="table-row">
      <style:table-row-properties style:row-height="4.524cm" fo:break-before="auto" style:use-optimal-row-height="false"/>
    </style:style>
    <style:style style:name="ro23" style:family="table-row">
      <style:table-row-properties style:row-height="2.593cm" fo:break-before="auto" style:use-optimal-row-height="false"/>
    </style:style>
    <style:style style:name="ro24" style:family="table-row">
      <style:table-row-properties style:row-height="1.773cm" fo:break-before="auto" style:use-optimal-row-height="false"/>
    </style:style>
    <style:style style:name="ro25" style:family="table-row">
      <style:table-row-properties style:row-height="2.461cm" fo:break-before="auto" style:use-optimal-row-height="false"/>
    </style:style>
    <style:style style:name="ro26" style:family="table-row">
      <style:table-row-properties style:row-height="2.302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3.149cm" fo:break-before="auto" style:use-optimal-row-height="false"/>
    </style:style>
    <style:style style:name="ro29" style:family="table-row">
      <style:table-row-properties style:row-height="2.858cm" fo:break-before="auto" style:use-optimal-row-height="false"/>
    </style:style>
    <style:style style:name="ro30" style:family="table-row">
      <style:table-row-properties style:row-height="3.122cm" fo:break-before="auto" style:use-optimal-row-height="false"/>
    </style:style>
    <style:style style:name="ro31" style:family="table-row">
      <style:table-row-properties style:row-height="1.852cm" fo:break-before="auto" style:use-optimal-row-height="false"/>
    </style:style>
    <style:style style:name="ro32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bold" style:font-name-asian="Tahoma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ackground-color="#e6e0e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6e0e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4f81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bold" style:font-name-asian="Tahoma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4f81b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bold" style:font-name-asian="Tahoma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e6e0e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diagonal-bl-tr="none" style:diagonal-tl-br="none" fo:border="0.74pt solid #000000" style:rotation-align="none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style:font-name="Tahoma" style:font-style-asian="normal" style:font-weight-complex="bold" style:font-weight-asian="bold" style:font-size-complex="20pt" style:font-size-asian="20pt" style:font-name-asian="Tahoma" fo:text-shadow="none" fo:color="#ffffff" style:text-outline="false" fo:font-style="normal" style:text-line-through-type="none" style:text-underline-style="none" style:text-underline-color="font-color" fo:font-weight="bold" fo:font-size="20pt" style:font-style-complex="normal"/>
    </style:style>
    <style:style style:name="T2" style:family="text">
      <style:text-properties style:text-position="0% 100%" style:font-style-asian="normal" style:font-weight-complex="bold" style:font-weight-asian="bold" style:font-size-complex="20pt" style:font-size-asian="20pt" fo:text-shadow="none" fo:color="#ffffff" style:text-outline="false" fo:font-style="normal" style:text-line-through-type="none" style:text-underline-style="none" style:text-underline-color="font-color" fo:font-weight="bold" fo:font-size="20pt" style:font-style-complex="normal" style:font-name="宋体" style:font-name-asian="宋体"/>
    </style:style>
    <style:style style:name="T3" style:family="text">
      <style:text-properties fo:color="#ff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宋体" style:font-style-asian="normal" style:font-weight-complex="normal" style:font-weight-asian="normal" style:font-size-complex="11pt" style:font-size-asian="11pt" style:font-name-asian="宋体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style-complex="normal" style:font-name="宋体" style:font-style-asian="normal" style:font-weight-complex="normal" style:font-weight-asian="normal" style:font-size-complex="11pt" style:font-size-asian="11pt" style:font-name-asian="宋体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7" style:family="text">
      <style:text-properties style:text-position="0% 100%" style:font-name="Tahoma" style:font-style-asian="normal" style:font-weight-complex="normal" style:font-weight-asian="normal" style:font-size-complex="11pt" style:font-size-asian="11pt" style:font-name-asian="Tahoma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宋体" style:font-name-asian="宋体"/>
    </style:style>
    <style:style style:name="T9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asian="Tahoma" style:font-size-asian="11pt" style:font-size-complex="11pt" style:font-weight-asian="normal" style:font-weight-complex="normal" style:font-style-asian="normal" style:font-name="Tahoma"/>
    </style:style>
    <style:style style:name="T10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宋体" style:font-name-asian="宋体"/>
    </style:style>
    <style:style style:name="T1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Tahoma" style:font-name-asian="Tahoma"/>
    </style:style>
    <style:style style:name="T12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Tahoma" fo:text-shadow="none" style:font-name-asian="Tahoma" style:font-size-asian="11pt" style:font-size-complex="11pt" style:font-weight-asian="normal" style:font-weight-complex="normal" style:font-style-complex="normal"/>
    </style:style>
    <style:style style:name="T13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1pt" style:font-size-complex="11pt" style:font-weight-asian="normal" style:font-weight-complex="normal" style:font-style-complex="normal" style:font-name="宋体" style:font-name-asian="宋体"/>
    </style:style>
    <style:style style:name="T14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1pt" style:font-size-complex="11pt" style:font-weight-asian="normal" style:font-weight-complex="normal" style:font-style-complex="normal" style:font-name="Tahoma" style:font-name-asian="Tahoma"/>
    </style:style>
    <style:style style:name="T15" style:family="text">
      <style:text-properties style:text-position="0% 100%" style:font-name="宋体" fo:font-size="11pt" fo:font-weight="normal" style:text-underline-style="none" style:text-underline-color="font-color" style:text-line-through-type="none" fo:font-style="normal" style:text-outline="false" fo:color="#000000" fo:text-shadow="none" style:font-name-asian="宋体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Tahoma" style:font-name-asian="Tahoma"/>
    </style:style>
    <style:style style:name="T17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18" style:family="text">
      <style:text-properties style:font-name="Tahoma" style:font-style-complex="normal" style:font-style-asian="normal" style:font-weight-complex="normal" style:font-weight-asian="normal" style:font-size-complex="11pt" style:font-size-asian="11pt" style:font-name-asian="Tahoma" fo:text-shadow="none" fo:color="#000000" style:text-outline="false" fo:font-style="normal" style:text-line-through-type="none" style:text-underline-style="none" style:text-underline-color="font-color" fo:font-weight="normal" fo:font-size="11pt" style:text-position="0% 100%"/>
    </style:style>
    <style:style style:name="T19" style:family="text">
      <style:text-properties style:font-style-complex="normal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text-position="0% 100%" style:font-name="宋体" style:font-name-asian="宋体"/>
    </style:style>
    <style:style style:name="T20" style:family="text">
      <style:text-properties style:font-style-complex="normal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text-position="0% 100%" style:font-name="Tahoma" style:font-name-asian="Tahom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REF!.$C$9:.$C$10])" table:allow-empty-cell="true" table:display-list="unsorted" table:base-cell-address="工作表1.A4">
          <table:help-message table:display="true"/>
          <table:error-message table:message-type="stop" table:display="true"/>
        </table:content-validation>
        <table:content-validation table:name="val2" table:condition="of:cell-content-is-in-list([.$C$4:.$C$27])" table:allow-empty-cell="true" table:display-list="unsorted" table:base-cell-address="工作表1.A98">
          <table:help-message table:display="true"/>
          <table:error-message table:message-type="stop" table:display="true"/>
        </table:content-validation>
        <table:content-validation table:name="val3" table:condition="of:cell-content-is-in-list([$#REF!.$C$2:.$C$4])" table:allow-empty-cell="true" table:display-list="unsorted" table:base-cell-address="工作表1.B4">
          <table:help-message table:display="true"/>
          <table:error-message table:message-type="stop" table:display="true"/>
        </table:content-validation>
        <table:content-validation table:name="val4" table:condition="of:cell-content-is-in-list([$#REF!.$A$14:.$A$20])" table:allow-empty-cell="true" table:display-list="unsorted" table:base-cell-address="工作表1.C4">
          <table:help-message table:display="true"/>
          <table:error-message table:message-type="stop" table:display="true"/>
        </table:content-validation>
        <table:content-validation table:name="val5" table:condition="of:cell-content-is-in-list([$#REF!.$A$2:.$A$11])" table:allow-empty-cell="true" table:display-list="unsorted" table:base-cell-address="工作表1.C95">
          <table:help-message table:display="true"/>
          <table:error-message table:message-type="stop" table:display="true"/>
        </table:content-validation>
      </table:content-validations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8"/>
        <table:table-column table:style-name="co6" table:default-cell-style-name="ce31"/>
        <table:table-column table:style-name="co7" table:default-cell-style-name="ce31"/>
        <table:table-column table:style-name="co8" table:default-cell-style-name="ce43"/>
        <table:table-column table:style-name="co9" table:default-cell-style-name="ce16"/>
        <table:table-column table:style-name="co10" table:default-cell-style-name="ce16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43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number-columns-repeated="100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pan text:style-name="T1">60901</text:span><text:span text:style-name="T2">故障列表</text:span></text:p>
          </table:table-cell>
          <table:covered-table-cell table:number-columns-repeated="9" table:style-name="ce1"/>
          <table:table-cell table:style-name="ce1" table:number-columns-repeated="3"/>
          <table:table-cell table:style-name="ce69"/>
          <table:table-cell table:style-name="ce72" table:number-columns-repeated="3"/>
          <table:table-cell table:number-columns-repeated="1007"/>
        </table:table-row>
        <table:table-row table:style-name="ro2">
          <table:table-cell table:style-name="ce2" table:number-columns-repeated="2"/>
          <table:table-cell table:style-name="ce12" office:value-type="string" calcext:value-type="string" table:number-columns-spanned="6" table:number-rows-spanned="1">
            <text:p>说明:</text:p>
            <text:p>1、测试过程中，存在1级故障(红色)，测试停止，待消除故障后，测试继续；</text:p>
            <text:p>2、测试过程中，存在2级故障(黄色)，不影响后续测试；</text:p>
            <text:p>3、3级故障(黄色，提示信息)对测试无影响！</text:p>
            <text:p>故障代码:故障版本+故障等级+子系统+业务序号+细分业务</text:p>
          </table:table-cell>
          <table:covered-table-cell table:number-columns-repeated="5" table:style-name="ce12"/>
          <table:table-cell table:style-name="ce45"/>
          <table:table-cell table:style-name="ce45" office:value-type="string" calcext:value-type="string" table:number-columns-spanned="4" table:number-rows-spanned="1">
            <text:p>故障代码待收集信息后重新梳理排列，会按照功能划分；</text:p>
            <text:p>故障代码由上位机写入数据库，后期方便维护；</text:p>
            <text:p>下位机提供业务流程的具体步骤，方便远程定位；</text:p>
            <text:p>故障名称和故障处理措施(客户层面)由需求最后确认。</text:p>
          </table:table-cell>
          <table:covered-table-cell table:number-columns-repeated="3" table:style-name="ce45"/>
          <table:table-cell table:style-name="ce45"/>
          <table:table-cell table:style-name="ce73" table:number-columns-repeated="3"/>
          <table:table-cell table:number-columns-repeated="1007"/>
        </table:table-row>
        <table:table-row table:style-name="ro3">
          <table:table-cell table:style-name="ce3" office:value-type="string" calcext:value-type="string">
            <text:p>故障类型</text:p>
            <text:p>（bit0）</text:p>
          </table:table-cell>
          <table:table-cell table:style-name="ce9" office:value-type="string" calcext:value-type="string">
            <text:p>故障</text:p>
            <text:p>等级</text:p>
            <text:p>(bit1)</text:p>
          </table:table-cell>
          <table:table-cell table:style-name="ce9" office:value-type="string" calcext:value-type="string">
            <text:p>子系统/板ID</text:p>
            <text:p>(bit2~3)</text:p>
          </table:table-cell>
          <table:table-cell table:style-name="ce9" office:value-type="string" calcext:value-type="string">
            <text:p>业务名称/时序ID</text:p>
            <text:p>(bit4~6)</text:p>
          </table:table-cell>
          <table:table-cell table:style-name="ce23" office:value-type="string" calcext:value-type="string">
            <text:p>具体原因/流程代码</text:p>
            <text:p>(bit7~8)</text:p>
          </table:table-cell>
          <table:table-cell table:style-name="ce28" office:value-type="string" calcext:value-type="string">
            <text:p>故障代码</text:p>
            <text:p>(自动生成)</text:p>
          </table:table-cell>
          <table:table-cell table:style-name="ce32" office:value-type="string" calcext:value-type="string">
            <text:p>Error_id</text:p>
            <text:p>(内部)</text:p>
          </table:table-cell>
          <table:table-cell table:style-name="ce35" office:value-type="string" calcext:value-type="string">
            <text:p>故障名称</text:p>
          </table:table-cell>
          <table:table-cell table:style-name="ce46" office:value-type="string" calcext:value-type="string">
            <text:p>故障介绍(场景)</text:p>
          </table:table-cell>
          <table:table-cell table:style-name="ce52" office:value-type="string" calcext:value-type="string">
            <text:p>故障处理措施(客户层面)</text:p>
          </table:table-cell>
          <table:table-cell table:style-name="ce62" office:value-type="string" calcext:value-type="string">
            <text:p>Solution</text:p>
            <text:p>故障处理</text:p>
          </table:table-cell>
          <table:table-cell table:style-name="ce62" office:value-type="string" calcext:value-type="string">
            <text:p>solution-block</text:p>
            <text:p>是否阻塞</text:p>
          </table:table-cell>
          <table:table-cell table:style-name="ce46" office:value-type="string" calcext:value-type="string">
            <text:p>点击“消除故障”处理流程</text:p>
          </table:table-cell>
          <table:table-cell table:style-name="ce70" office:value-type="string" calcext:value-type="string">
            <text:p>处理方式(消除故障前)</text:p>
          </table:table-cell>
          <table:table-cell table:style-name="ce74" office:value-type="string" calcext:value-type="string">
            <text:p>处理方式(消除故障后)</text:p>
          </table:table-cell>
          <table:table-cell table:style-name="ce74" office:value-type="string" calcext:value-type="string">
            <text:p>软测验证方案</text:p>
          </table:table-cell>
          <table:table-cell table:style-name="ce74" office:value-type="string" calcext:value-type="string">
            <text:p>整测验证方案</text:p>
          </table:table-cell>
          <table:table-cell table:number-columns-repeated="1007"/>
        </table:table-row>
        <table:table-row table:style-name="ro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7" office:value-type="string" calcext:value-type="string">
            <text:p>801 自动进样器初始化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出样区试管架满检测。</text:span></text:p>
            <text:p><text:span text:style-name="T4">02:出样电机复位</text:span></text:p>
            <text:p><text:span text:style-name="T4">04:开放急诊复位</text:span></text:p>
            <text:p><text:span text:style-name="T4">05:皮带1复位</text:span></text:p>
            <text:p><text:span text:style-name="T4">06:皮带2复位</text:span></text:p>
            <text:p><text:span text:style-name="T3">99:动作超时</text:span></text:p>
          </table:table-cell>
          <table:table-cell table:style-name="ce29" table:formula="of:=LEFT([.A4]; 1)&amp;LEFT([.B4];1)&amp;LEFT([.C4];2)&amp;LEFT([.D4];3)&amp;LEFT([.E4];2)" office:value-type="string" office:string-value="210480100" calcext:value-type="string">
            <text:p>210480100</text:p>
          </table:table-cell>
          <table:table-cell table:style-name="ce33" table:formula="of:=LEFT([.C4];2)&amp;LEFT([.D4];3)" office:value-type="string" office:string-value="04801" calcext:value-type="string">
            <text:p>04801</text:p>
          </table:table-cell>
          <table:table-cell table:style-name="ce36" office:value-type="string" calcext:value-type="string">
            <text:p>自动进样器初始化失败</text:p>
          </table:table-cell>
          <table:table-cell table:style-name="ce47" office:value-type="string" calcext:value-type="string">
            <text:p>1、开机时，轨道内残留试管架，开机时会自动卸载残留试管架，但当卸载区满时，试管架无法卸载，导致报错；</text:p>
          </table:table-cell>
          <table:table-cell table:style-name="ce53" office:value-type="string" calcext:value-type="string">
            <text:p><text:span text:style-name="T7">1</text:span><text:span text:style-name="T8">、清理卸载区试管架；</text:span></text:p>
            <text:p><text:span text:style-name="T9">2</text:span><text:span text:style-name="T10">、点击“消除故障”</text:span><text:span text:style-name="T11">;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Boot_80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重新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放置残留试管架</text:p>
          </table:table-cell>
          <table:table-cell table:style-name="ce80" table:number-columns-repeated="1007"/>
        </table:table-row>
        <table:table-row table:style-name="ro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7" office:value-type="string" calcext:value-type="string">
            <text:p>201 皮带1 复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皮带复位</text:span></text:p>
            <text:p><text:span text:style-name="T4">02:移动滑块间距</text:span></text:p>
            <text:p><text:span text:style-name="T3">99:动作超时</text:span></text:p>
          </table:table-cell>
          <table:table-cell table:style-name="ce29" table:formula="of:=LEFT([.A5]; 1)&amp;LEFT([.B5];1)&amp;LEFT([.C5];2)&amp;LEFT([.D5];3)&amp;LEFT([.E5];2)" office:value-type="string" office:string-value="210420100" calcext:value-type="string">
            <text:p>210420100</text:p>
          </table:table-cell>
          <table:table-cell table:style-name="ce33" table:formula="of:=LEFT([.C5];2)&amp;LEFT([.D5];3)" office:value-type="string" office:string-value="04201" calcext:value-type="string">
            <text:p>04201</text:p>
          </table:table-cell>
          <table:table-cell table:style-name="ce37" office:value-type="string" calcext:value-type="string">
            <text:p>皮带1复位失败</text:p>
          </table:table-cell>
          <table:table-cell table:style-name="ce48" office:value-type="string" calcext:value-type="string">
            <text:p>1、轨道内异物残留，导致皮带走不到指定位置；</text:p>
            <text:p>2、皮带轴承打滑，皮带无法正常运行；</text:p>
            <text:p>3、轴承锁定螺丝松动。</text:p>
          </table:table-cell>
          <table:table-cell table:style-name="ce49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1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02 皮带1 传输试管架 至 入口处 失败</text:p>
          </table:table-cell>
          <table:table-cell table:style-name="ce24" office:value-type="string" calcext:value-type="string">
            <text:p>00:动作失败</text:p>
            <text:p>99:超时</text:p>
          </table:table-cell>
          <table:table-cell table:style-name="ce29" table:formula="of:=LEFT([.A6]; 1)&amp;LEFT([.B6];1)&amp;LEFT([.C6];2)&amp;LEFT([.D6];3)&amp;LEFT([.E6];2)" office:value-type="string" office:string-value="210420200" calcext:value-type="string">
            <text:p>210420200</text:p>
          </table:table-cell>
          <table:table-cell table:style-name="ce33" table:formula="of:=LEFT([.C6];2)&amp;LEFT([.D6];3)" office:value-type="string" office:string-value="04202" calcext:value-type="string">
            <text:p>04202</text:p>
          </table:table-cell>
          <table:table-cell table:style-name="ce38" office:value-type="string" calcext:value-type="string">
            <text:p>皮带1传输试管架至入口处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1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03 皮带1 传输试管架 至 条码扫描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7]; 1)&amp;LEFT([.B7];1)&amp;LEFT([.C7];2)&amp;LEFT([.D7];3)&amp;LEFT([.E7];2)" office:value-type="string" office:string-value="210420300" calcext:value-type="string">
            <text:p>210420300</text:p>
          </table:table-cell>
          <table:table-cell table:style-name="ce33" table:formula="of:=LEFT([.C7];2)&amp;LEFT([.D7];3)" office:value-type="string" office:string-value="04203" calcext:value-type="string">
            <text:p>04203</text:p>
          </table:table-cell>
          <table:table-cell table:style-name="ce38" office:value-type="string" calcext:value-type="string">
            <text:p>皮带1传输试管架至条码扫描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1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04 皮带1 传输试管架 至 测试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8]; 1)&amp;LEFT([.B8];1)&amp;LEFT([.C8];2)&amp;LEFT([.D8];3)&amp;LEFT([.E8];2)" office:value-type="string" office:string-value="210420400" calcext:value-type="string">
            <text:p>210420400</text:p>
          </table:table-cell>
          <table:table-cell table:style-name="ce33" table:formula="of:=LEFT([.C8];2)&amp;LEFT([.D8];3)" office:value-type="string" office:string-value="04204" calcext:value-type="string">
            <text:p>04204</text:p>
          </table:table-cell>
          <table:table-cell table:style-name="ce38" office:value-type="string" calcext:value-type="string">
            <text:p>皮带1传输试管架至测试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1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05 皮带1 传输试管架 至 出试管架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9]; 1)&amp;LEFT([.B9];1)&amp;LEFT([.C9];2)&amp;LEFT([.D9];3)&amp;LEFT([.E9];2)" office:value-type="string" office:string-value="210420500" calcext:value-type="string">
            <text:p>210420500</text:p>
          </table:table-cell>
          <table:table-cell table:style-name="ce33" table:formula="of:=LEFT([.C9];2)&amp;LEFT([.D9];3)" office:value-type="string" office:string-value="04205" calcext:value-type="string">
            <text:p>04205</text:p>
          </table:table-cell>
          <table:table-cell table:style-name="ce38" office:value-type="string" calcext:value-type="string">
            <text:p>皮带1传输试管架至出试管架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1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9" office:value-type="string" calcext:value-type="string">
            <text:p>251 皮带2 复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皮带复位</text:span></text:p>
            <text:p><text:span text:style-name="T4">02:移动滑块间距</text:span></text:p>
            <text:p><text:span text:style-name="T3">99:动作超时</text:span></text:p>
          </table:table-cell>
          <table:table-cell table:style-name="ce29" table:formula="of:=LEFT([.A10]; 1)&amp;LEFT([.B10];1)&amp;LEFT([.C10];2)&amp;LEFT([.D10];3)&amp;LEFT([.E10];2)" office:value-type="string" office:string-value="210425100" calcext:value-type="string">
            <text:p>210425100</text:p>
          </table:table-cell>
          <table:table-cell table:style-name="ce34" table:formula="of:=LEFT([.C10];2)&amp;LEFT([.D10];3)" office:value-type="string" office:string-value="04251" calcext:value-type="string">
            <text:p>04251</text:p>
          </table:table-cell>
          <table:table-cell table:style-name="ce39" office:value-type="string" calcext:value-type="string">
            <text:p>皮带2复位失败</text:p>
          </table:table-cell>
          <table:table-cell table:style-name="ce48" office:value-type="string" calcext:value-type="string">
            <text:p>1、轨道内异物残留，导致皮带走不到指定位置；</text:p>
            <text:p>2、皮带轴承打滑，皮带无法正常运行；</text:p>
            <text:p>3、轴承锁定螺丝松动。</text:p>
          </table:table-cell>
          <table:table-cell table:style-name="ce49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2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52 皮带2 传输试管架 至 入口处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11]; 1)&amp;LEFT([.B11];1)&amp;LEFT([.C11];2)&amp;LEFT([.D11];3)&amp;LEFT([.E11];2)" office:value-type="string" office:string-value="210425200" calcext:value-type="string">
            <text:p>210425200</text:p>
          </table:table-cell>
          <table:table-cell table:style-name="ce33" table:formula="of:=LEFT([.C11];2)&amp;LEFT([.D11];3)" office:value-type="string" office:string-value="04252" calcext:value-type="string">
            <text:p>04252</text:p>
          </table:table-cell>
          <table:table-cell table:style-name="ce38" office:value-type="string" calcext:value-type="string">
            <text:p>皮带2传输试管架至入口处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2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53 皮带2 传输试管架 至 条码扫描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12]; 1)&amp;LEFT([.B12];1)&amp;LEFT([.C12];2)&amp;LEFT([.D12];3)&amp;LEFT([.E12];2)" office:value-type="string" office:string-value="210425300" calcext:value-type="string">
            <text:p>210425300</text:p>
          </table:table-cell>
          <table:table-cell table:style-name="ce33" table:formula="of:=LEFT([.C12];2)&amp;LEFT([.D12];3)" office:value-type="string" office:string-value="04253" calcext:value-type="string">
            <text:p>04253</text:p>
          </table:table-cell>
          <table:table-cell table:style-name="ce38" office:value-type="string" calcext:value-type="string">
            <text:p>皮带2传输试管架至条码扫描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2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54 皮带2 传输试管架 至 测试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13]; 1)&amp;LEFT([.B13];1)&amp;LEFT([.C13];2)&amp;LEFT([.D13];3)&amp;LEFT([.E13];2)" office:value-type="string" office:string-value="210425400" calcext:value-type="string">
            <text:p>210425400</text:p>
          </table:table-cell>
          <table:table-cell table:style-name="ce33" table:formula="of:=LEFT([.C13];2)&amp;LEFT([.D13];3)" office:value-type="string" office:string-value="04254" calcext:value-type="string">
            <text:p>04254</text:p>
          </table:table-cell>
          <table:table-cell table:style-name="ce38" office:value-type="string" calcext:value-type="string">
            <text:p>皮带2传输试管架至测试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2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255 皮带2 传输试管架 至 出试管架位 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14]; 1)&amp;LEFT([.B14];1)&amp;LEFT([.C14];2)&amp;LEFT([.D14];3)&amp;LEFT([.E14];2)" office:value-type="string" office:string-value="210425500" calcext:value-type="string">
            <text:p>210425500</text:p>
          </table:table-cell>
          <table:table-cell table:style-name="ce33" table:formula="of:=LEFT([.C14];2)&amp;LEFT([.D14];3)" office:value-type="string" office:string-value="04255" calcext:value-type="string">
            <text:p>04255</text:p>
          </table:table-cell>
          <table:table-cell table:style-name="ce38" office:value-type="string" calcext:value-type="string">
            <text:p>皮带2传输试管架至出试管架位失败</text:p>
          </table:table-cell>
          <table:table-cell table:style-name="ce49" office:value-type="string" calcext:value-type="string">
            <text:p><text:span text:style-name="T7">1</text:span><text:span text:style-name="T8">、试管卡住皮带，导致运动失败；</text:span></text:p>
            <text:p><text:span text:style-name="T7">2</text:span><text:span text:style-name="T8">、阻力过大，触发堵转停止。</text:span></text:p>
          </table:table-cell>
          <table:table-cell table:style-name="ce54" office:value-type="string" calcext:value-type="string">
            <text:p><text:span text:style-name="T7">1</text:span><text:span text:style-name="T8">、请检查皮带轨道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3" office:value-type="string" calcext:value-type="string">
            <text:p>cart2_Reset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皮带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9" office:value-type="string" calcext:value-type="string">
            <text:p>302 试管架进样区 推试管架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进样推入电机复位</text:span></text:p>
            <text:p><text:span text:style-name="T4">02:回勾电机复位</text:span></text:p>
            <text:p><text:span text:style-name="T4">03:试管架是否到位</text:span></text:p>
            <text:p><text:span text:style-name="T3">99:动作超时</text:span></text:p>
          </table:table-cell>
          <table:table-cell table:style-name="ce29" table:formula="of:=LEFT([.A15]; 1)&amp;LEFT([.B15];1)&amp;LEFT([.C15];2)&amp;LEFT([.D15];3)&amp;LEFT([.E15];2)" office:value-type="string" office:string-value="220430200" calcext:value-type="string">
            <text:p>220430200</text:p>
          </table:table-cell>
          <table:table-cell table:style-name="ce34" table:formula="of:=LEFT([.C15];2)&amp;LEFT([.D15];3)" office:value-type="string" office:string-value="04302" calcext:value-type="string">
            <text:p>04302</text:p>
          </table:table-cell>
          <table:table-cell table:style-name="ce40" office:value-type="string" calcext:value-type="string">
            <text:p>试管架进样区推试管架失败</text:p>
          </table:table-cell>
          <table:table-cell table:style-name="ce49" office:value-type="string" calcext:value-type="string">
            <text:p><text:span text:style-name="T7">1</text:span><text:span text:style-name="T8">、试管架歪斜，导致推爪推空；</text:span></text:p>
            <text:p><text:span text:style-name="T7">2</text:span><text:span text:style-name="T8">、收到阻力，导致试管架推不到位。</text:span></text:p>
          </table:table-cell>
          <table:table-cell table:style-name="ce54" office:value-type="string" calcext:value-type="string">
            <text:p><text:span text:style-name="T7">1</text:span><text:span text:style-name="T8">、请检查是否有异物；</text:span></text:p>
            <text:p><text:span text:style-name="T7">2</text:span><text:span text:style-name="T8">、检查试管架是否摆正；</text:span></text:p>
            <text:p><text:span text:style-name="T12">3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4" office:value-type="string" calcext:value-type="string">
            <text:p>LoadNewRack_101</text:p>
          </table:table-cell>
          <table:table-cell table:style-name="ce64" office:value-type="float" office:value="1" calcext:value-type="float">
            <text:p>1</text:p>
          </table:table-cell>
          <table:table-cell table:style-name="ce37" office:value-type="string" calcext:value-type="string">
            <text:p>再次尝试 推试管架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number-columns-repeated="2" table:style-name="ce75" office:value-type="string" calcext:value-type="string">
            <text:p>手动阻挡验证</text:p>
          </table:table-cell>
          <table:table-cell table:style-name="ce80" table:number-columns-repeated="1007"/>
        </table:table-row>
        <table:table-row table:style-name="ro8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301 试管架进样区 推抓复位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进样推入电机复位</text:span></text:p>
            <text:p><text:span text:style-name="T4">02:回勾电机复位</text:span></text:p>
            <text:p><text:span text:style-name="T3">99:动作超时</text:span></text:p>
          </table:table-cell>
          <table:table-cell table:style-name="ce29" table:formula="of:=LEFT([.A16]; 1)&amp;LEFT([.B16];1)&amp;LEFT([.C16];2)&amp;LEFT([.D16];3)&amp;LEFT([.E16];2)" office:value-type="string" office:string-value="210430100" calcext:value-type="string">
            <text:p>210430100</text:p>
          </table:table-cell>
          <table:table-cell table:style-name="ce34" table:formula="of:=LEFT([.C16];2)&amp;LEFT([.D16];3)" office:value-type="string" office:string-value="04301" calcext:value-type="string">
            <text:p>04301</text:p>
          </table:table-cell>
          <table:table-cell table:style-name="ce40" office:value-type="string" calcext:value-type="string">
            <text:p>试管架进样区推爪复位失败</text:p>
          </table:table-cell>
          <table:table-cell table:style-name="ce49" office:value-type="string" calcext:value-type="string">
            <text:p><text:span text:style-name="T7">1</text:span><text:span text:style-name="T8">、异物阻塞，导致推爪无法复位。</text:span></text:p>
          </table:table-cell>
          <table:table-cell table:style-name="ce49" office:value-type="string" calcext:value-type="string">
            <text:p><text:span text:style-name="T7">1</text:span><text:span text:style-name="T8">、请检查是否有异物；</text:span></text:p>
            <text:p><text:span text:style-name="T7">2</text:span><text:span text:style-name="T8">、点击“消除故障”；</text:span></text:p>
            <text:p><text:span text:style-name="T7">3</text:span><text:span text:style-name="T8">、若故障依然存在，请联系客服服务部！</text:span></text:p>
          </table:table-cell>
          <table:table-cell table:style-name="ce64" table:number-columns-repeated="2"/>
          <table:table-cell table:style-name="ce37" office:value-type="string" calcext:value-type="string">
            <text:p>推爪 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8" table:number-columns-repeated="2"/>
          <table:table-cell table:style-name="ce80" table:number-columns-repeated="1007"/>
        </table:table-row>
        <table:table-row table:style-name="ro9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352 试管架卸载区 推出试管架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出样区试管架满检测。</text:span></text:p>
            <text:p><text:span text:style-name="T4">02:出样复位</text:span></text:p>
            <text:p><text:span text:style-name="T3">99:动作超时</text:span></text:p>
          </table:table-cell>
          <table:table-cell table:style-name="ce29" table:formula="of:=LEFT([.A17]; 1)&amp;LEFT([.B17];1)&amp;LEFT([.C17];2)&amp;LEFT([.D17];3)&amp;LEFT([.E17];2)" office:value-type="string" office:string-value="210435200" calcext:value-type="string">
            <text:p>210435200</text:p>
          </table:table-cell>
          <table:table-cell table:style-name="ce34" table:formula="of:=LEFT([.C17];2)&amp;LEFT([.D17];3)" office:value-type="string" office:string-value="04352" calcext:value-type="string">
            <text:p>04352</text:p>
          </table:table-cell>
          <table:table-cell table:style-name="ce40" office:value-type="string" calcext:value-type="string">
            <text:p>试管架卸载区推出试管架失败</text:p>
          </table:table-cell>
          <table:table-cell table:style-name="ce49" office:value-type="string" calcext:value-type="string">
            <text:p><text:span text:style-name="T7">1</text:span><text:span text:style-name="T8">、异物阻塞，导致无法推出试管架。</text:span></text:p>
          </table:table-cell>
          <table:table-cell table:style-name="ce49" office:value-type="string" calcext:value-type="string">
            <text:p><text:span text:style-name="T7">1</text:span><text:span text:style-name="T8">、请检查是否有异物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；</text:span></text:p>
            <text:p><text:span text:style-name="T7">3</text:span><text:span text:style-name="T8">、若故障依然存在，请联系客服服务部！</text:span></text:p>
          </table:table-cell>
          <table:table-cell table:style-name="ce64" table:number-columns-repeated="2"/>
          <table:table-cell table:style-name="ce37" office:value-type="string" calcext:value-type="string">
            <text:p>再次尝试 推出试管架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8" table:number-columns-repeated="2"/>
          <table:table-cell table:style-name="ce80" table:number-columns-repeated="1007"/>
        </table:table-row>
        <table:table-row table:style-name="ro10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351 试管架卸载区 推抓复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出样复位</text:span></text:p>
            <text:p><text:span text:style-name="T3">99:动作超时</text:span></text:p>
          </table:table-cell>
          <table:table-cell table:style-name="ce29" table:formula="of:=LEFT([.A18]; 1)&amp;LEFT([.B18];1)&amp;LEFT([.C18];2)&amp;LEFT([.D18];3)&amp;LEFT([.E18];2)" office:value-type="string" office:string-value="210435100" calcext:value-type="string">
            <text:p>210435100</text:p>
          </table:table-cell>
          <table:table-cell table:style-name="ce34" table:formula="of:=LEFT([.C18];2)&amp;LEFT([.D18];3)" office:value-type="string" office:string-value="04351" calcext:value-type="string">
            <text:p>04351</text:p>
          </table:table-cell>
          <table:table-cell table:style-name="ce40" office:value-type="string" calcext:value-type="string">
            <text:p>试管架卸载区推抓复位失败</text:p>
          </table:table-cell>
          <table:table-cell table:style-name="ce49" office:value-type="string" calcext:value-type="string">
            <text:p><text:span text:style-name="T7">1</text:span><text:span text:style-name="T8">、异物阻塞，导致推爪无法复位。</text:span></text:p>
          </table:table-cell>
          <table:table-cell table:style-name="ce49" office:value-type="string" calcext:value-type="string">
            <text:p><text:span text:style-name="T7">1</text:span><text:span text:style-name="T8">、请检查是否有异物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；</text:span></text:p>
            <text:p><text:span text:style-name="T7">3</text:span><text:span text:style-name="T8">、若故障依然存在，请联系客服服务部！</text:span></text:p>
          </table:table-cell>
          <table:table-cell table:style-name="ce64" table:number-columns-repeated="2"/>
          <table:table-cell table:style-name="ce37" office:value-type="string" calcext:value-type="string">
            <text:p>推爪 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8" table:number-columns-repeated="2"/>
          <table:table-cell table:style-name="ce80" table:number-columns-repeated="1007"/>
        </table:table-row>
        <table:table-row table:style-name="ro11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402 封闭进样区 弹出封闭进样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急诊电机复位</text:span></text:p>
            <text:p><text:span text:style-name="T3">99:动作超时</text:span></text:p>
          </table:table-cell>
          <table:table-cell table:style-name="ce29" table:formula="of:=LEFT([.A19]; 1)&amp;LEFT([.B19];1)&amp;LEFT([.C19];2)&amp;LEFT([.D19];3)&amp;LEFT([.E19];2)" office:value-type="string" office:string-value="210440200" calcext:value-type="string">
            <text:p>210440200</text:p>
          </table:table-cell>
          <table:table-cell table:style-name="ce34" table:formula="of:=LEFT([.C19];2)&amp;LEFT([.D19];3)" office:value-type="string" office:string-value="04402" calcext:value-type="string">
            <text:p>04402</text:p>
          </table:table-cell>
          <table:table-cell table:style-name="ce40" office:value-type="string" calcext:value-type="string">
            <text:p>弹出封闭进样座失败</text:p>
          </table:table-cell>
          <table:table-cell table:style-name="ce50" office:value-type="string" calcext:value-type="string">
            <text:p><text:span text:style-name="T4"/></text:p>
            <text:p><text:span text:style-name="T7">1</text:span><text:span text:style-name="T8">、异物阻塞，导致封闭进样器无法弹出或弹出不到位。</text:span></text:p>
            <text:p><text:span text:style-name="T4"/></text:p>
          </table:table-cell>
          <table:table-cell table:style-name="ce49" office:value-type="string" calcext:value-type="string">
            <text:p><text:span text:style-name="T7">1</text:span><text:span text:style-name="T8">、请检查封闭进样位是否有异物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；</text:span></text:p>
            <text:p><text:span text:style-name="T7">3</text:span><text:span text:style-name="T8">、若故障依然存在，请联系客服服务部！</text:span></text:p>
          </table:table-cell>
          <table:table-cell table:style-name="ce64" table:number-columns-repeated="2"/>
          <table:table-cell table:style-name="ce37" office:value-type="string" calcext:value-type="string">
            <text:p>封闭进样位 复位</text:p>
          </table:table-cell>
          <table:table-cell table:style-name="ce37" office:value-type="string" calcext:value-type="string">
            <text:p>封闭进样位 停止进样</text:p>
          </table:table-cell>
          <table:table-cell table:style-name="ce76" office:value-type="string" calcext:value-type="string">
            <text:p>封闭进样位 正常进样</text:p>
          </table:table-cell>
          <table:table-cell table:style-name="ce78" table:number-columns-repeated="2"/>
          <table:table-cell table:style-name="ce80" table:number-columns-repeated="1007"/>
        </table:table-row>
        <table:table-row table:style-name="ro12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401 封闭进样区 封闭进样位复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急诊电机复位</text:span></text:p>
            <text:p><text:span text:style-name="T3">99:动作超时</text:span></text:p>
          </table:table-cell>
          <table:table-cell table:style-name="ce29" table:formula="of:=LEFT([.A20]; 1)&amp;LEFT([.B20];1)&amp;LEFT([.C20];2)&amp;LEFT([.D20];3)&amp;LEFT([.E20];2)" office:value-type="string" office:string-value="210440100" calcext:value-type="string">
            <text:p>210440100</text:p>
          </table:table-cell>
          <table:table-cell table:style-name="ce34" table:formula="of:=LEFT([.C20];2)&amp;LEFT([.D20];3)" office:value-type="string" office:string-value="04401" calcext:value-type="string">
            <text:p>04401</text:p>
          </table:table-cell>
          <table:table-cell table:style-name="ce41" office:value-type="string" calcext:value-type="string">
            <text:p>封闭进样座复位失败</text:p>
          </table:table-cell>
          <table:table-cell table:style-name="ce51" office:value-type="string" calcext:value-type="string">
            <text:p><text:span text:style-name="T7">1</text:span><text:span text:style-name="T8">、异物阻塞，导致封闭进样器无法收回。</text:span></text:p>
          </table:table-cell>
          <table:table-cell table:style-name="ce55" office:value-type="string" calcext:value-type="string">
            <text:p><text:span text:style-name="T7">1</text:span><text:span text:style-name="T8">、请检查封闭进样位是否有异物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；</text:span></text:p>
            <text:p><text:span text:style-name="T7">3</text:span><text:span text:style-name="T8">、若故障依然存在，请联系客服服务部！</text:span></text:p>
          </table:table-cell>
          <table:table-cell table:style-name="ce65" table:number-columns-repeated="2"/>
          <table:table-cell table:style-name="ce68" office:value-type="string" calcext:value-type="string">
            <text:p>封闭进样位 复位</text:p>
          </table:table-cell>
          <table:table-cell table:style-name="ce37" office:value-type="string" calcext:value-type="string">
            <text:p>封闭进样位 停止进样</text:p>
          </table:table-cell>
          <table:table-cell table:style-name="ce76" office:value-type="string" calcext:value-type="string">
            <text:p>封闭进样位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3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20" office:value-type="string" calcext:value-type="string">
            <text:p>100 旋转扫码电机 旋转异常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旋转电机复位失败</text:span></text:p>
            <text:p><text:span text:style-name="T4">02:旋转电机下压失败（未安装光耦）</text:span></text:p>
            <text:p><text:span text:style-name="T3">99:动作超时</text:span></text:p>
          </table:table-cell>
          <table:table-cell table:style-name="ce29" table:formula="of:=LEFT([.A21]; 1)&amp;LEFT([.B21];1)&amp;LEFT([.C21];2)&amp;LEFT([.D21];3)&amp;LEFT([.E21];2)" office:value-type="string" office:string-value="210410000" calcext:value-type="string">
            <text:p>210410000</text:p>
          </table:table-cell>
          <table:table-cell table:style-name="ce34" table:formula="of:=LEFT([.C21];2)&amp;LEFT([.D21];3)" office:value-type="string" office:string-value="04100" calcext:value-type="string">
            <text:p>04100</text:p>
          </table:table-cell>
          <table:table-cell table:style-name="ce40" office:value-type="string" calcext:value-type="string">
            <text:p>旋转扫码电机旋转异常</text:p>
          </table:table-cell>
          <table:table-cell table:style-name="ce49" office:value-type="string" calcext:value-type="string">
            <text:p><text:span text:style-name="T7">1</text:span><text:span text:style-name="T8">、旋转扫码电机顶到试管，触发报警；</text:span></text:p>
            <text:p><text:span text:style-name="T7">2</text:span><text:span text:style-name="T8">、旋转扫码点击固定螺丝松动，导致没有旋转。</text:span></text:p>
          </table:table-cell>
          <table:table-cell table:style-name="ce56" office:value-type="string" calcext:value-type="string">
            <text:p><text:span text:style-name="T7">1</text:span><text:span text:style-name="T8">、点击“消除故障”；</text:span></text:p>
            <text:p><text:span text:style-name="T7">2</text:span><text:span text:style-name="T8">、若故障依然存在，请联系客服服务部！</text:span></text:p>
          </table:table-cell>
          <table:table-cell table:style-name="ce65" table:number-columns-repeated="2"/>
          <table:table-cell table:style-name="ce68" office:value-type="string" calcext:value-type="string">
            <text:p>旋转电机 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20" office:value-type="string" calcext:value-type="string">
            <text:p>451 试管条形码 扫码枪异常（暂无）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22]; 1)&amp;LEFT([.B22];1)&amp;LEFT([.C22];2)&amp;LEFT([.D22];3)&amp;LEFT([.E22];2)" office:value-type="string" office:string-value="210445100" calcext:value-type="string">
            <text:p>210445100</text:p>
          </table:table-cell>
          <table:table-cell table:style-name="ce34" table:formula="of:=LEFT([.C22];2)&amp;LEFT([.D22];3)" office:value-type="string" office:string-value="04451" calcext:value-type="string">
            <text:p>04451</text:p>
          </table:table-cell>
          <table:table-cell table:style-name="ce40" office:value-type="string" calcext:value-type="string">
            <text:p>扫码装置异常</text:p>
          </table:table-cell>
          <table:table-cell table:style-name="ce49" office:value-type="string" calcext:value-type="string">
            <text:p><text:span text:style-name="T7">1</text:span><text:span text:style-name="T8">、扫码枪通讯异常。</text:span></text:p>
          </table:table-cell>
          <table:table-cell table:style-name="ce56" office:value-type="string" calcext:value-type="string">
            <text:p><text:span text:style-name="T7">1</text:span><text:span text:style-name="T8">、点击“消除故障”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轨道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20" office:value-type="string" calcext:value-type="string">
            <text:p>001 试管架不匹配</text:p>
          </table:table-cell>
          <table:table-cell table:style-name="ce25" office:value-type="string" calcext:value-type="string">
            <text:p>00:试管架条码不匹配</text:p>
          </table:table-cell>
          <table:table-cell table:style-name="ce29" table:formula="of:=LEFT([.A23]; 1)&amp;LEFT([.B23];1)&amp;LEFT([.C23];2)&amp;LEFT([.D23];3)&amp;LEFT([.E23];2)" office:value-type="string" office:string-value="220400100" calcext:value-type="string">
            <text:p>220400100</text:p>
          </table:table-cell>
          <table:table-cell table:style-name="ce34" table:formula="of:=LEFT([.C23];2)&amp;LEFT([.D23];3)" office:value-type="string" office:string-value="04001" calcext:value-type="string">
            <text:p>04001</text:p>
          </table:table-cell>
          <table:table-cell table:style-name="ce40" office:value-type="string" calcext:value-type="string">
            <text:p>试管架不匹配</text:p>
          </table:table-cell>
          <table:table-cell table:style-name="ce49" office:value-type="string" calcext:value-type="string">
            <text:p><text:span text:style-name="T7">1</text:span><text:span text:style-name="T8">、使用第三方试管架导致</text:span></text:p>
          </table:table-cell>
          <table:table-cell table:style-name="ce56" office:value-type="string" calcext:value-type="string">
            <text:p><text:span text:style-name="T7">1</text:span><text:span text:style-name="T8">、自动卸载试管架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9" office:value-type="string" calcext:value-type="string">
            <text:p>010 卸载区试管架满</text:p>
          </table:table-cell>
          <table:table-cell table:style-name="ce24" office:value-type="string" calcext:value-type="string">
            <text:p>00:试管架满（对射光耦）</text:p>
          </table:table-cell>
          <table:table-cell table:style-name="ce29" table:formula="of:=LEFT([.A24]; 1)&amp;LEFT([.B24];1)&amp;LEFT([.C24];2)&amp;LEFT([.D24];3)&amp;LEFT([.E24];2)" office:value-type="string" office:string-value="220401000" calcext:value-type="string">
            <text:p>220401000</text:p>
          </table:table-cell>
          <table:table-cell table:style-name="ce34" table:formula="of:=LEFT([.C24];2)&amp;LEFT([.D24];3)" office:value-type="string" office:string-value="04010" calcext:value-type="string">
            <text:p>04010</text:p>
          </table:table-cell>
          <table:table-cell table:style-name="ce40" office:value-type="string" calcext:value-type="string">
            <text:p>卸载区试管架满</text:p>
          </table:table-cell>
          <table:table-cell table:style-name="ce50" office:value-type="string" calcext:value-type="string">
            <text:p>卸载试管架时，卸载区满</text:p>
          </table:table-cell>
          <table:table-cell table:style-name="ce57" office:value-type="string" calcext:value-type="string">
            <text:p>清理卸载区试管架，仪器将自动恢复。</text:p>
          </table:table-cell>
          <table:table-cell table:style-name="ce66" office:value-type="string" calcext:value-type="string">
            <text:p>RackExitFull_101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3（Ⅲ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9" office:value-type="string" calcext:value-type="string">
            <text:p>002 启动时残留试管架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25]; 1)&amp;LEFT([.B25];1)&amp;LEFT([.C25];2)&amp;LEFT([.D25];3)&amp;LEFT([.E25];2)" office:value-type="string" office:string-value="230400200" calcext:value-type="string">
            <text:p>230400200</text:p>
          </table:table-cell>
          <table:table-cell table:style-name="ce34" table:formula="of:=LEFT([.C25];2)&amp;LEFT([.D25];3)" office:value-type="string" office:string-value="04002" calcext:value-type="string">
            <text:p>04002</text:p>
          </table:table-cell>
          <table:table-cell table:style-name="ce40" office:value-type="string" calcext:value-type="string">
            <text:p>试管架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58" office:value-type="string" calcext:value-type="string">
            <text:p>自动处理</text:p>
          </table:table-cell>
          <table:table-cell table:style-name="ce67" table:number-columns-repeated="2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9" office:value-type="string" calcext:value-type="string">
            <text:p>801 推片模块初始化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26]; 1)&amp;LEFT([.B26];1)&amp;LEFT([.C26];2)&amp;LEFT([.D26];3)&amp;LEFT([.E26];2)" office:value-type="string" office:string-value="210380100" calcext:value-type="string">
            <text:p>210380100</text:p>
          </table:table-cell>
          <table:table-cell table:style-name="ce34" table:formula="of:=LEFT([.C26];2)&amp;LEFT([.D26];3)" office:value-type="string" office:string-value="03801" calcext:value-type="string">
            <text:p>03801</text:p>
          </table:table-cell>
          <table:table-cell table:style-name="ce40" office:value-type="string" calcext:value-type="string">
            <text:p>推片模块初始化失败</text:p>
          </table:table-cell>
          <table:table-cell table:style-name="ce50"/>
          <table:table-cell table:style-name="ce59" office:value-type="string" calcext:value-type="string">
            <text:p>1、点击“消除故障”；</text:p>
            <text:p>2、若故障依然存在，请联系客服服务部！</text:p>
          </table:table-cell>
          <table:table-cell table:style-name="ce63" office:value-type="string" calcext:value-type="string">
            <text:p>Boot_8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重新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9" office:value-type="string" calcext:value-type="string">
            <text:p>001 缺少 玻片存储盒1</text:p>
          </table:table-cell>
          <table:table-cell table:style-name="ce24" office:value-type="string" calcext:value-type="string">
            <text:p>00:玻片存储盒1未放置到位</text:p>
          </table:table-cell>
          <table:table-cell table:style-name="ce29" table:formula="of:=LEFT([.A27]; 1)&amp;LEFT([.B27];1)&amp;LEFT([.C27];2)&amp;LEFT([.D27];3)&amp;LEFT([.E27];2)" office:value-type="string" office:string-value="220300100" calcext:value-type="string">
            <text:p>220300100</text:p>
          </table:table-cell>
          <table:table-cell table:style-name="ce34" table:formula="of:=LEFT([.C27];2)&amp;LEFT([.D27];3)" office:value-type="string" office:string-value="03001" calcext:value-type="string">
            <text:p>03001</text:p>
          </table:table-cell>
          <table:table-cell table:style-name="ce40" office:value-type="string" calcext:value-type="string">
            <text:p>缺少玻片存储盒1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安装玻片存储盒，并检查玻片存储盒是否推到位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 office:value-type="string" calcext:value-type="string">
            <text:p>玻片存储盒 = 0 停止进样；</text:p>
            <text:p>玻片存储盒 = 1 显示报警。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9" office:value-type="string" calcext:value-type="string">
            <text:p>002 缺少 玻片存储盒2</text:p>
          </table:table-cell>
          <table:table-cell table:style-name="ce24" office:value-type="string" calcext:value-type="string">
            <text:p>00:玻片存储盒2未放置到位</text:p>
          </table:table-cell>
          <table:table-cell table:style-name="ce29" table:formula="of:=LEFT([.A28]; 1)&amp;LEFT([.B28];1)&amp;LEFT([.C28];2)&amp;LEFT([.D28];3)&amp;LEFT([.E28];2)" office:value-type="string" office:string-value="220300200" calcext:value-type="string">
            <text:p>220300200</text:p>
          </table:table-cell>
          <table:table-cell table:style-name="ce34" table:formula="of:=LEFT([.C28];2)&amp;LEFT([.D28];3)" office:value-type="string" office:string-value="03002" calcext:value-type="string">
            <text:p>03002</text:p>
          </table:table-cell>
          <table:table-cell table:style-name="ce40" office:value-type="string" calcext:value-type="string">
            <text:p>缺少玻片存储盒2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安装玻片存储盒，并检查玻片存储盒是否推到位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8" office:value-type="string" calcext:value-type="string">
            <text:p>100 从玻片存储盒1 取玻片至加样位 失败，原因：缺少玻片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玻片缺少（暂无）</text:span></text:p>
            <text:p><text:span text:style-name="T3">99:动作超时</text:span></text:p>
          </table:table-cell>
          <table:table-cell table:style-name="ce29" table:formula="of:=LEFT([.A29]; 1)&amp;LEFT([.B29];1)&amp;LEFT([.C29];2)&amp;LEFT([.D29];3)&amp;LEFT([.E29];2)" office:value-type="string" office:string-value="210310000" calcext:value-type="string">
            <text:p>210310000</text:p>
          </table:table-cell>
          <table:table-cell table:style-name="ce34" table:formula="of:=LEFT([.C29];2)&amp;LEFT([.D29];3)" office:value-type="string" office:string-value="03100" calcext:value-type="string">
            <text:p>03100</text:p>
          </table:table-cell>
          <table:table-cell table:style-name="ce40" office:value-type="string" calcext:value-type="string">
            <text:p>从玻片存储盒1取玻片至加样位失败，原因：缺少玻片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请补充玻片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8" office:value-type="string" calcext:value-type="string">
            <text:p>102 从玻片存储盒1 取玻片至打印位 失败，原因：缺少玻片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玻片缺少（暂无）</text:span></text:p>
            <text:p><text:span text:style-name="T3">99:动作超时</text:span></text:p>
          </table:table-cell>
          <table:table-cell table:style-name="ce29" table:formula="of:=LEFT([.A30]; 1)&amp;LEFT([.B30];1)&amp;LEFT([.C30];2)&amp;LEFT([.D30];3)&amp;LEFT([.E30];2)" office:value-type="string" office:string-value="210310200" calcext:value-type="string">
            <text:p>210310200</text:p>
          </table:table-cell>
          <table:table-cell table:style-name="ce34" table:formula="of:=LEFT([.C30];2)&amp;LEFT([.D30];3)" office:value-type="string" office:string-value="03102" calcext:value-type="string">
            <text:p>03102</text:p>
          </table:table-cell>
          <table:table-cell table:style-name="ce40" office:value-type="string" calcext:value-type="string">
            <text:p>从玻片存储盒1取玻片至打印位失败，原因：缺少玻片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请补充玻片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8" office:value-type="string" calcext:value-type="string">
            <text:p>101 从玻片存储盒2 取玻片至加样位 失败，原因：缺少玻片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玻片缺少（暂无）</text:span></text:p>
            <text:p><text:span text:style-name="T3">99:动作超时</text:span></text:p>
          </table:table-cell>
          <table:table-cell table:style-name="ce29" table:formula="of:=LEFT([.A31]; 1)&amp;LEFT([.B31];1)&amp;LEFT([.C31];2)&amp;LEFT([.D31];3)&amp;LEFT([.E31];2)" office:value-type="string" office:string-value="210310100" calcext:value-type="string">
            <text:p>210310100</text:p>
          </table:table-cell>
          <table:table-cell table:style-name="ce34" table:formula="of:=LEFT([.C31];2)&amp;LEFT([.D31];3)" office:value-type="string" office:string-value="03101" calcext:value-type="string">
            <text:p>03101</text:p>
          </table:table-cell>
          <table:table-cell table:style-name="ce40" office:value-type="string" calcext:value-type="string">
            <text:p>从玻片存储盒2取玻片至加样位失败，原因：缺少玻片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请补充玻片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18" office:value-type="string" calcext:value-type="string">
            <text:p>103 从玻片存储盒2 取玻片至打印位 失败，原因：缺少玻片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玻片缺少（暂无）</text:span></text:p>
            <text:p><text:span text:style-name="T3">99:动作超时</text:span></text:p>
          </table:table-cell>
          <table:table-cell table:style-name="ce29" table:formula="of:=LEFT([.A32]; 1)&amp;LEFT([.B32];1)&amp;LEFT([.C32];2)&amp;LEFT([.D32];3)&amp;LEFT([.E32];2)" office:value-type="string" office:string-value="210310300" calcext:value-type="string">
            <text:p>210310300</text:p>
          </table:table-cell>
          <table:table-cell table:style-name="ce34" table:formula="of:=LEFT([.C32];2)&amp;LEFT([.D32];3)" office:value-type="string" office:string-value="03103" calcext:value-type="string">
            <text:p>03103</text:p>
          </table:table-cell>
          <table:table-cell table:style-name="ce40" office:value-type="string" calcext:value-type="string">
            <text:p>从玻片存储盒2取玻片至打印位失败，原因：缺少玻片</text:p>
          </table:table-cell>
          <table:table-cell table:style-name="ce49" office:value-type="string" calcext:value-type="string">
            <text:p><text:span text:style-name="T7">1</text:span><text:span text:style-name="T8">、推片过程中未获取到玻片；</text:span></text:p>
          </table:table-cell>
          <table:table-cell table:style-name="ce56" office:value-type="string" calcext:value-type="string">
            <text:p><text:span text:style-name="T7">1</text:span><text:span text:style-name="T8">、请补充玻片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37" office:value-type="string" calcext:value-type="string">
            <text:p>有可用玻片，报警；</text:p>
            <text:p>无玻片可用，停止进样。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010 缺少碳带（暂无）</text:p>
          </table:table-cell>
          <table:table-cell table:style-name="ce25" office:value-type="string" calcext:value-type="string">
            <text:p>00:缺少碳带</text:p>
          </table:table-cell>
          <table:table-cell table:style-name="ce29" table:formula="of:=LEFT([.A33]; 1)&amp;LEFT([.B33];1)&amp;LEFT([.C33];2)&amp;LEFT([.D33];3)&amp;LEFT([.E33];2)" office:value-type="string" office:string-value="210301000" calcext:value-type="string">
            <text:p>210301000</text:p>
          </table:table-cell>
          <table:table-cell table:style-name="ce34" table:formula="of:=LEFT([.C33];2)&amp;LEFT([.D33];3)" office:value-type="string" office:string-value="03010" calcext:value-type="string">
            <text:p>03010</text:p>
          </table:table-cell>
          <table:table-cell table:style-name="ce40" office:value-type="string" calcext:value-type="string">
            <text:p>缺少碳带</text:p>
          </table:table-cell>
          <table:table-cell table:style-name="ce50" office:value-type="string" calcext:value-type="string">
            <text:p>1、打印碳带断裂；</text:p>
            <text:p>2、缺少打印碳带。</text:p>
          </table:table-cell>
          <table:table-cell table:style-name="ce56" office:value-type="string" calcext:value-type="string">
            <text:p><text:span text:style-name="T7">1</text:span><text:span text:style-name="T8">、更换打印碳带；</text:span></text:p>
            <text:p><text:span text:style-name="T7">2</text:span><text:span text:style-name="T8">、点击“消除故障”。</text:span></text:p>
          </table:table-cell>
          <table:table-cell table:style-name="ce66" table:number-columns-repeated="2"/>
          <table:table-cell table:style-name="ce67" office:value-type="string" calcext:value-type="string">
            <text:p>打印机复位并检测</text:p>
          </table:table-cell>
          <table:table-cell table:style-name="ce42" office:value-type="string" calcext:value-type="string">
            <text:p>无</text:p>
          </table:table-cell>
          <table:table-cell table:style-name="ce75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1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108 打印机 打印文字数据 错误（暂无）</text:p>
          </table:table-cell>
          <table:table-cell table:style-name="ce26" office:value-type="string" calcext:value-type="string">
            <text:p>00:动作失败</text:p>
            <text:p>01:碳带未安装</text:p>
            <text:p>02:同步信号超时</text:p>
            <text:p>03:碳架安装未到位</text:p>
            <text:p>04:碳带压轮异常</text:p>
            <text:p>99:动作超时</text:p>
          </table:table-cell>
          <table:table-cell table:style-name="ce29" table:formula="of:=LEFT([.A34]; 1)&amp;LEFT([.B34];1)&amp;LEFT([.C34];2)&amp;LEFT([.D34];3)&amp;LEFT([.E34];2)" office:value-type="string" office:string-value="210310800" calcext:value-type="string">
            <text:p>210310800</text:p>
          </table:table-cell>
          <table:table-cell table:style-name="ce34" table:formula="of:=LEFT([.C34];2)&amp;LEFT([.D34];3)" office:value-type="string" office:string-value="03108" calcext:value-type="string">
            <text:p>03108</text:p>
          </table:table-cell>
          <table:table-cell table:style-name="ce40" office:value-type="string" calcext:value-type="string">
            <text:p>打印机打印文字数据错误</text:p>
          </table:table-cell>
          <table:table-cell table:style-name="ce50" office:value-type="string" calcext:value-type="string">
            <text:p>1、打印机未安装；</text:p>
            <text:p>2、碳带未安装。</text:p>
          </table:table-cell>
          <table:table-cell table:style-name="ce56" office:value-type="string" calcext:value-type="string">
            <text:p><text:span text:style-name="T7">1</text:span><text:span text:style-name="T8">、检查打印机是否安装到位；</text:span></text:p>
            <text:p><text:span text:style-name="T7">2</text:span><text:span text:style-name="T8">、检测打印碳带是否安装到位；</text:span></text:p>
            <text:p><text:span text:style-name="T7">3</text:span><text:span text:style-name="T8">、点击“消除故障”。</text:span></text:p>
          </table:table-cell>
          <table:table-cell table:style-name="ce66" table:number-columns-repeated="2"/>
          <table:table-cell table:style-name="ce67" office:value-type="string" calcext:value-type="string">
            <text:p>打印机复位并检测</text:p>
          </table:table-cell>
          <table:table-cell table:style-name="ce42" office:value-type="string" calcext:value-type="string">
            <text:p>无</text:p>
          </table:table-cell>
          <table:table-cell table:style-name="ce75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109 打印机 打印二维码数据 错误（暂无）</text:p>
          </table:table-cell>
          <table:table-cell table:style-name="ce25" office:value-type="string" calcext:value-type="string">
            <text:p>00:动作失败</text:p>
            <text:p>01:碳带未安装</text:p>
            <text:p>02:同步信号超时</text:p>
            <text:p>03:碳架安装未到位</text:p>
            <text:p>04:碳带压轮异常</text:p>
            <text:p>99:动作超时</text:p>
          </table:table-cell>
          <table:table-cell table:style-name="ce29" table:formula="of:=LEFT([.A35]; 1)&amp;LEFT([.B35];1)&amp;LEFT([.C35];2)&amp;LEFT([.D35];3)&amp;LEFT([.E35];2)" office:value-type="string" office:string-value="210310900" calcext:value-type="string">
            <text:p>210310900</text:p>
          </table:table-cell>
          <table:table-cell table:style-name="ce34" table:formula="of:=LEFT([.C35];2)&amp;LEFT([.D35];3)" office:value-type="string" office:string-value="03109" calcext:value-type="string">
            <text:p>03109</text:p>
          </table:table-cell>
          <table:table-cell table:style-name="ce40" office:value-type="string" calcext:value-type="string">
            <text:p>打印机打印二维码数据错误</text:p>
          </table:table-cell>
          <table:table-cell table:style-name="ce50" office:value-type="string" calcext:value-type="string">
            <text:p>1、打印机未安装；</text:p>
            <text:p>2、碳带未安装。</text:p>
          </table:table-cell>
          <table:table-cell table:style-name="ce56" office:value-type="string" calcext:value-type="string">
            <text:p><text:span text:style-name="T7">1</text:span><text:span text:style-name="T8">、检查打印机是否安装到位；</text:span></text:p>
            <text:p><text:span text:style-name="T7">2</text:span><text:span text:style-name="T8">、检测打印碳带是否安装到位；</text:span></text:p>
            <text:p><text:span text:style-name="T7">3</text:span><text:span text:style-name="T8">、点击“消除故障”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42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8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104 打印机 打印玻片 错误（暂无）</text:p>
          </table:table-cell>
          <table:table-cell table:style-name="ce25" office:value-type="string" calcext:value-type="string">
            <text:p>00:动作失败</text:p>
            <text:p>01:碳带未安装</text:p>
            <text:p>02:同步信号超时</text:p>
            <text:p>03:碳架安装未到位</text:p>
            <text:p>04:碳带压轮异常</text:p>
            <text:p>99:动作超时</text:p>
          </table:table-cell>
          <table:table-cell table:style-name="ce29" table:formula="of:=LEFT([.A36]; 1)&amp;LEFT([.B36];1)&amp;LEFT([.C36];2)&amp;LEFT([.D36];3)&amp;LEFT([.E36];2)" office:value-type="string" office:string-value="210310400" calcext:value-type="string">
            <text:p>210310400</text:p>
          </table:table-cell>
          <table:table-cell table:style-name="ce34" table:formula="of:=LEFT([.C36];2)&amp;LEFT([.D36];3)" office:value-type="string" office:string-value="03104" calcext:value-type="string">
            <text:p>03104</text:p>
          </table:table-cell>
          <table:table-cell table:style-name="ce40" office:value-type="string" calcext:value-type="string">
            <text:p>打印机打印玻片错误</text:p>
          </table:table-cell>
          <table:table-cell table:style-name="ce50" office:value-type="string" calcext:value-type="string">
            <text:p>1、打印机未安装；</text:p>
            <text:p>2、碳带未安装。</text:p>
          </table:table-cell>
          <table:table-cell table:style-name="ce56" office:value-type="string" calcext:value-type="string">
            <text:p><text:span text:style-name="T7">1</text:span><text:span text:style-name="T8">、检查打印机是否安装到位；</text:span></text:p>
            <text:p><text:span text:style-name="T7">2</text:span><text:span text:style-name="T8">、检测打印碳带是否安装到位；</text:span></text:p>
            <text:p><text:span text:style-name="T7">3</text:span><text:span text:style-name="T8">、点击“消除故障”。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42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18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9" office:value-type="string" calcext:value-type="string">
            <text:p>801 采样模块初始化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37]; 1)&amp;LEFT([.B37];1)&amp;LEFT([.C37];2)&amp;LEFT([.D37];3)&amp;LEFT([.E37];2)" office:value-type="string" office:string-value="210180100" calcext:value-type="string">
            <text:p>210180100</text:p>
          </table:table-cell>
          <table:table-cell table:style-name="ce34" table:formula="of:=LEFT([.C37];2)&amp;LEFT([.D37];3)" office:value-type="string" office:string-value="01801" calcext:value-type="string">
            <text:p>01801</text:p>
          </table:table-cell>
          <table:table-cell table:style-name="ce40" office:value-type="string" calcext:value-type="string">
            <text:p>采样模块初始化失败</text:p>
          </table:table-cell>
          <table:table-cell table:style-name="ce50"/>
          <table:table-cell table:style-name="ce59" office:value-type="string" calcext:value-type="string">
            <text:p>1、点击“消除故障”；</text:p>
            <text:p>2、若故障依然存在，请联系客服服务部！</text:p>
          </table:table-cell>
          <table:table-cell table:style-name="ce63" office:value-type="string" calcext:value-type="string">
            <text:p>Boot_8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重新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9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8" office:value-type="string" calcext:value-type="string">
            <text:p>210 夹爪取夹试管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夹爪故障</text:span></text:p>
            <text:p><text:span text:style-name="T4">02:试管小车没有避让</text:span></text:p>
            <text:p><text:span text:style-name="T5">03:</text:span><text:span text:style-name="T6">夹爪Z轴没有到位(碰撞其他试管) 光耦7</text:span></text:p>
            <text:p><text:span text:style-name="T3">99:动作超时</text:span></text:p>
          </table:table-cell>
          <table:table-cell table:style-name="ce29" table:formula="of:=LEFT([.A38]; 1)&amp;LEFT([.B38];1)&amp;LEFT([.C38];2)&amp;LEFT([.D38];3)&amp;LEFT([.E38];2)" office:value-type="string" office:string-value="210121000" calcext:value-type="string">
            <text:p>210121000</text:p>
          </table:table-cell>
          <table:table-cell table:style-name="ce34" table:formula="of:=LEFT([.C38];2)&amp;LEFT([.D38];3)" office:value-type="string" office:string-value="01210" calcext:value-type="string">
            <text:p>01210</text:p>
          </table:table-cell>
          <table:table-cell table:style-name="ce40" office:value-type="string" calcext:value-type="string">
            <text:p>夹爪夹取试管失败</text:p>
          </table:table-cell>
          <table:table-cell table:style-name="ce50" office:value-type="string" calcext:value-type="string">
            <text:p>1、取试管时，与试管小车发生碰撞，导致丢步；</text:p>
            <text:p>2、取试管时，与试管架内其他试管碰撞，导致丢步；</text:p>
            <text:p>3、位置不准确，导致碰撞。</text:p>
          </table:table-cell>
          <table:table-cell table:style-name="ce56" office:value-type="string" calcext:value-type="string">
            <text:p><text:span text:style-name="T7">1</text:span><text:span text:style-name="T8">、检查是否有异物阻挡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夹爪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0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8" office:value-type="string" calcext:value-type="string">
            <text:p>250 夹爪放回试管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夹爪故障(Z轴到位光耦)</text:span></text:p>
            <text:p><text:span text:style-name="T4">02:移栽小车没有避让(小车光耦未到位)</text:span></text:p>
            <text:p><text:span text:style-name="T4">03:夹爪Z轴没有到位(碰撞其他试管)</text:span></text:p>
            <text:p><text:span text:style-name="T3">99:动作超时</text:span></text:p>
          </table:table-cell>
          <table:table-cell table:style-name="ce29" table:formula="of:=LEFT([.A39]; 1)&amp;LEFT([.B39];1)&amp;LEFT([.C39];2)&amp;LEFT([.D39];3)&amp;LEFT([.E39];2)" office:value-type="string" office:string-value="210125000" calcext:value-type="string">
            <text:p>210125000</text:p>
          </table:table-cell>
          <table:table-cell table:style-name="ce34" table:formula="of:=LEFT([.C39];2)&amp;LEFT([.D39];3)" office:value-type="string" office:string-value="01250" calcext:value-type="string">
            <text:p>01250</text:p>
          </table:table-cell>
          <table:table-cell table:style-name="ce40" office:value-type="string" calcext:value-type="string">
            <text:p>夹爪放回试管失败</text:p>
          </table:table-cell>
          <table:table-cell table:style-name="ce50" office:value-type="string" calcext:value-type="string">
            <text:p>1、放试管时，与试管小车发生碰撞，导致丢步；</text:p>
            <text:p>2、放试管时，与试管架内其他试管碰撞，导致丢步；</text:p>
            <text:p>3、位置不准确，导致碰撞。</text:p>
          </table:table-cell>
          <table:table-cell table:style-name="ce56" office:value-type="string" calcext:value-type="string">
            <text:p><text:span text:style-name="T7">1</text:span><text:span text:style-name="T8">、检查是否有异物阻挡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夹爪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8" office:value-type="string" calcext:value-type="string">
            <text:p>003 试管残留在夹爪上（暂无）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40]; 1)&amp;LEFT([.B40];1)&amp;LEFT([.C40];2)&amp;LEFT([.D40];3)&amp;LEFT([.E40];2)" office:value-type="string" office:string-value="220100300" calcext:value-type="string">
            <text:p>220100300</text:p>
          </table:table-cell>
          <table:table-cell table:style-name="ce34" table:formula="of:=LEFT([.C40];2)&amp;LEFT([.D40];3)" office:value-type="string" office:string-value="01003" calcext:value-type="string">
            <text:p>01003</text:p>
          </table:table-cell>
          <table:table-cell table:style-name="ce39" office:value-type="string" calcext:value-type="string">
            <text:p>夹爪残留试管</text:p>
          </table:table-cell>
          <table:table-cell table:style-name="ce50" office:value-type="string" calcext:value-type="string">
            <text:p>1、夹取试管的时候异常断电</text:p>
            <text:p>2、放试管的时候异常断电</text:p>
          </table:table-cell>
          <table:table-cell table:style-name="ce56" office:value-type="string" calcext:value-type="string">
            <text:p><text:span text:style-name="T7">1</text:span><text:span text:style-name="T8">、点击“消除故障”，仪器将尝试取出试管。</text:span></text:p>
          </table:table-cell>
          <table:table-cell table:style-name="ce66" table:number-columns-repeated="2"/>
          <table:table-cell table:style-name="ce67" office:value-type="string" calcext:value-type="string">
            <text:p>将残留试管放置封闭进样位，并弹出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1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219 试管全血 混匀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混匀电机复位失败（复位光耦）</text:span></text:p>
            <text:p><text:span text:style-name="T4">02:试管掉落（暂无检测）</text:span></text:p>
            <text:p><text:span text:style-name="T3">99:动作超时</text:span></text:p>
          </table:table-cell>
          <table:table-cell table:style-name="ce29" table:formula="of:=LEFT([.A41]; 1)&amp;LEFT([.B41];1)&amp;LEFT([.C41];2)&amp;LEFT([.D41];3)&amp;LEFT([.E41];2)" office:value-type="string" office:string-value="210121900" calcext:value-type="string">
            <text:p>210121900</text:p>
          </table:table-cell>
          <table:table-cell table:style-name="ce34" table:formula="of:=LEFT([.C41];2)&amp;LEFT([.D41];3)" office:value-type="string" office:string-value="01219" calcext:value-type="string">
            <text:p>01219</text:p>
          </table:table-cell>
          <table:table-cell table:style-name="ce42" office:value-type="string" calcext:value-type="string">
            <text:p>试管全血混匀失败</text:p>
          </table:table-cell>
          <table:table-cell table:style-name="ce49" office:value-type="string" calcext:value-type="string">
            <text:p><text:span text:style-name="T7">1</text:span><text:span text:style-name="T8">、混匀电机未走到位；</text:span></text:p>
            <text:p><text:span text:style-name="T7">2</text:span><text:span text:style-name="T8">、试管脱落。</text:span></text:p>
          </table:table-cell>
          <table:table-cell table:style-name="ce56" office:value-type="string" calcext:value-type="string">
            <text:p><text:span text:style-name="T7">1</text:span><text:span text:style-name="T8">、检查是否有试管帽脱落；</text:span></text:p>
            <text:p><text:span text:style-name="T7">2</text:span><text:span text:style-name="T8">、检查试管是否脱落；</text:span></text:p>
            <text:p><text:span text:style-name="T12">3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混匀模块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1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220 试管拔帽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轨道或者拔帽Z轴上有上次的帽子</text:span></text:p>
            <text:p><text:span text:style-name="T4">02:电机故障</text:span></text:p>
            <text:p><text:span text:style-name="T3">99:动作超时</text:span></text:p>
          </table:table-cell>
          <table:table-cell table:style-name="ce29" table:formula="of:=LEFT([.A42]; 1)&amp;LEFT([.B42];1)&amp;LEFT([.C42];2)&amp;LEFT([.D42];3)&amp;LEFT([.E42];2)" office:value-type="string" office:string-value="210122000" calcext:value-type="string">
            <text:p>210122000</text:p>
          </table:table-cell>
          <table:table-cell table:style-name="ce34" table:formula="of:=LEFT([.C42];2)&amp;LEFT([.D42];3)" office:value-type="string" office:string-value="01220" calcext:value-type="string">
            <text:p>01220</text:p>
          </table:table-cell>
          <table:table-cell table:style-name="ce42" office:value-type="string" calcext:value-type="string">
            <text:p>试管拔帽失败</text:p>
          </table:table-cell>
          <table:table-cell table:style-name="ce50" office:value-type="string" calcext:value-type="string">
            <text:p>1、试管帽脱落，或试管帽尺寸不匹配；</text:p>
            <text:p>2、试管缺失；</text:p>
            <text:p>3、采样小车未走到位。</text:p>
          </table:table-cell>
          <table:table-cell table:style-name="ce56" office:value-type="string" calcext:value-type="string">
            <text:p><text:span text:style-name="T7">1</text:span><text:span text:style-name="T8">、检查拔帽机构；</text:span></text:p>
            <text:p><text:span text:style-name="T7">2</text:span><text:span text:style-name="T8">、清除异物；</text:span></text:p>
            <text:p><text:span text:style-name="T7">3</text:span><text:span text:style-name="T8">、点击“消除故障”。</text:span></text:p>
          </table:table-cell>
          <table:table-cell table:style-name="ce66" table:number-columns-repeated="2"/>
          <table:table-cell table:style-name="ce67" office:value-type="string" calcext:value-type="string">
            <text:p>拔帽模块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221 试管盖帽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判断试管是否有帽子</text:span></text:p>
            <text:p><text:span text:style-name="T4">02:试管到位检测</text:span></text:p>
            <text:p><text:span text:style-name="T4">03:判断试管是否成功盖帽</text:span></text:p>
            <text:p><text:span text:style-name="T3">99:动作超时</text:span></text:p>
          </table:table-cell>
          <table:table-cell table:style-name="ce29" table:formula="of:=LEFT([.A43]; 1)&amp;LEFT([.B43];1)&amp;LEFT([.C43];2)&amp;LEFT([.D43];3)&amp;LEFT([.E43];2)" office:value-type="string" office:string-value="210122100" calcext:value-type="string">
            <text:p>210122100</text:p>
          </table:table-cell>
          <table:table-cell table:style-name="ce34" table:formula="of:=LEFT([.C43];2)&amp;LEFT([.D43];3)" office:value-type="string" office:string-value="01221" calcext:value-type="string">
            <text:p>01221</text:p>
          </table:table-cell>
          <table:table-cell table:style-name="ce42" office:value-type="string" calcext:value-type="string">
            <text:p>试管盖帽失败</text:p>
          </table:table-cell>
          <table:table-cell table:style-name="ce50" office:value-type="string" calcext:value-type="string">
            <text:p>1、试管帽脱落；</text:p>
            <text:p>2、试管缺失；</text:p>
            <text:p>3、采样小车未走到位。</text:p>
          </table:table-cell>
          <table:table-cell table:style-name="ce56" office:value-type="string" calcext:value-type="string">
            <text:p><text:span text:style-name="T7">1</text:span><text:span text:style-name="T8">、检查拔帽机构；</text:span></text:p>
            <text:p><text:span text:style-name="T7">2</text:span><text:span text:style-name="T8">、清除异物；</text:span></text:p>
            <text:p><text:span text:style-name="T12">3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</table:table-cell>
          <table:table-cell table:style-name="ce66" table:number-columns-repeated="2"/>
          <table:table-cell table:style-name="ce67" office:value-type="string" calcext:value-type="string">
            <text:p>拔帽模块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2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301 试管采样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SPR01泵有问题（复位光耦）</text:span></text:p>
            <text:p><text:span text:style-name="T4">02:针堵住了（暂无，后 压力检测）</text:span></text:p>
            <text:p><text:span text:style-name="T4">03:针复位过冲了（Z轴光耦到位检测）</text:span></text:p>
            <text:p><text:span text:style-name="T4">04:撞针（过冲光耦）</text:span></text:p>
            <text:p><text:span text:style-name="T4">05:柱塞泵复位失败（同01）</text:span></text:p>
            <text:p><text:span text:style-name="T4">06:SPR03泵复位失败（复位光耦）</text:span></text:p>
            <text:p><text:span text:style-name="T3">99:动作超时</text:span></text:p>
          </table:table-cell>
          <table:table-cell table:style-name="ce29" table:formula="of:=LEFT([.A44]; 1)&amp;LEFT([.B44];1)&amp;LEFT([.C44];2)&amp;LEFT([.D44];3)&amp;LEFT([.E44];2)" office:value-type="string" office:string-value="210130100" calcext:value-type="string">
            <text:p>210130100</text:p>
          </table:table-cell>
          <table:table-cell table:style-name="ce34" table:formula="of:=LEFT([.C44];2)&amp;LEFT([.D44];3)" office:value-type="string" office:string-value="01301" calcext:value-type="string">
            <text:p>01301</text:p>
          </table:table-cell>
          <table:table-cell table:style-name="ce42" office:value-type="string" calcext:value-type="string">
            <text:p>试管采样失败</text:p>
          </table:table-cell>
          <table:table-cell table:style-name="ce50" office:value-type="string" calcext:value-type="string">
            <text:p>1、加样针变形导致无法复位，或复位超时；</text:p>
            <text:p>2、无待采样试管。</text:p>
          </table:table-cell>
          <table:table-cell table:style-name="ce60" office:value-type="string" calcext:value-type="string">
            <text:p>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将残留试管放置封闭进样位，并弹出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3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350 样本加样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SPR01泵有问题(复位光耦)</text:span></text:p>
            <text:p><text:span text:style-name="T4">02:针复位过冲了(复位光耦)</text:span></text:p>
            <text:p><text:span text:style-name="T3">99:动作超时</text:span></text:p>
          </table:table-cell>
          <table:table-cell table:style-name="ce29" table:formula="of:=LEFT([.A45]; 1)&amp;LEFT([.B45];1)&amp;LEFT([.C45];2)&amp;LEFT([.D45];3)&amp;LEFT([.E45];2)" office:value-type="string" office:string-value="210135000" calcext:value-type="string">
            <text:p>210135000</text:p>
          </table:table-cell>
          <table:table-cell table:style-name="ce34" table:formula="of:=LEFT([.C45];2)&amp;LEFT([.D45];3)" office:value-type="string" office:string-value="01350" calcext:value-type="string">
            <text:p>01350</text:p>
          </table:table-cell>
          <table:table-cell table:style-name="ce42" office:value-type="string" calcext:value-type="string">
            <text:p>样本加样失败</text:p>
          </table:table-cell>
          <table:table-cell table:style-name="ce50" office:value-type="string" calcext:value-type="string">
            <text:p>1、加样针变形导致无法复位，或复位超时；</text:p>
            <text:p>2、无玻片。</text:p>
          </table:table-cell>
          <table:table-cell table:style-name="ce60" office:value-type="string" calcext:value-type="string">
            <text:p>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将残留试管放置封闭进样位，并弹出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style-name="ce81"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040 血样异常</text:p>
          </table:table-cell>
          <table:table-cell table:style-name="ce26" office:value-type="string" calcext:value-type="string">
            <text:p>00:</text:p>
          </table:table-cell>
          <table:table-cell table:style-name="ce29" table:formula="of:=LEFT([.A46]; 1)&amp;LEFT([.B46];1)&amp;LEFT([.C46];2)&amp;LEFT([.D46];3)&amp;LEFT([.E46];2)" office:value-type="string" office:string-value="210104000" calcext:value-type="string">
            <text:p>210104000</text:p>
          </table:table-cell>
          <table:table-cell table:style-name="ce34" table:formula="of:=LEFT([.C46];2)&amp;LEFT([.D46];3)" office:value-type="string" office:string-value="01040" calcext:value-type="string">
            <text:p>01040</text:p>
          </table:table-cell>
          <table:table-cell table:style-name="ce42" office:value-type="string" calcext:value-type="string">
            <text:p>血样异常</text:p>
          </table:table-cell>
          <table:table-cell table:style-name="ce50" office:value-type="string" calcext:value-type="string">
            <text:p>1、血样血量低；</text:p>
            <text:p>2、血样粘度异常；</text:p>
            <text:p>3、采血压力异常。</text:p>
          </table:table-cell>
          <table:table-cell table:style-name="ce57" office:value-type="string" calcext:value-type="string">
            <text:p>请检查样本。</text:p>
          </table:table-cell>
          <table:table-cell table:style-name="ce66" table:number-columns-repeated="2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9" office:value-type="string" calcext:value-type="string">
            <text:p>001 试管残留 位置:试管小车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47]; 1)&amp;LEFT([.B47];1)&amp;LEFT([.C47];2)&amp;LEFT([.D47];3)&amp;LEFT([.E47];2)" office:value-type="string" office:string-value="210100100" calcext:value-type="string">
            <text:p>210100100</text:p>
          </table:table-cell>
          <table:table-cell table:style-name="ce34" table:formula="of:=LEFT([.C47];2)&amp;LEFT([.D47];3)" office:value-type="string" office:string-value="01001" calcext:value-type="string">
            <text:p>01001</text:p>
          </table:table-cell>
          <table:table-cell table:style-name="ce42" office:value-type="string" calcext:value-type="string">
            <text:p>采样小车试管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57" office:value-type="string" calcext:value-type="string">
            <text:p><text:span text:style-name="T15">点击</text:span><text:span text:style-name="T16">“</text:span><text:span text:style-name="T17">消除故障</text:span><text:span text:style-name="T16">”</text:span><text:span text:style-name="T17">，仪器将尝试取出试管。</text:span></text:p>
          </table:table-cell>
          <table:table-cell table:style-name="ce66" office:value-type="string" calcext:value-type="string">
            <text:p>SamplingCartRemainTube_101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将残留试管放置封闭进样位，并弹出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19" office:value-type="string" calcext:value-type="string">
            <text:p>002 试管残留 位置:混匀模块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48]; 1)&amp;LEFT([.B48];1)&amp;LEFT([.C48];2)&amp;LEFT([.D48];3)&amp;LEFT([.E48];2)" office:value-type="string" office:string-value="210100200" calcext:value-type="string">
            <text:p>210100200</text:p>
          </table:table-cell>
          <table:table-cell table:style-name="ce34" table:formula="of:=LEFT([.C48];2)&amp;LEFT([.D48];3)" office:value-type="string" office:string-value="01002" calcext:value-type="string">
            <text:p>01002</text:p>
          </table:table-cell>
          <table:table-cell table:style-name="ce42" office:value-type="string" calcext:value-type="string">
            <text:p>混匀模块试管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57" office:value-type="string" calcext:value-type="string">
            <text:p><text:span text:style-name="T15">点击</text:span><text:span text:style-name="T16">“</text:span><text:span text:style-name="T17">消除故障</text:span><text:span text:style-name="T16">”</text:span><text:span text:style-name="T17">，仪器将尝试取出试管。</text:span></text:p>
          </table:table-cell>
          <table:table-cell table:style-name="ce66" office:value-type="string" calcext:value-type="string">
            <text:p>MixRemainTube_101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将残留试管放置封闭进样位，并弹出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4 进样系统</text:p>
          </table:table-cell>
          <table:table-cell table:style-name="ce18" office:value-type="string" calcext:value-type="string">
            <text:p>003 试管类型异常（暂无）</text:p>
          </table:table-cell>
          <table:table-cell table:style-name="ce25" office:value-type="string" calcext:value-type="string">
            <text:p>00:末梢血/全血 不匹配</text:p>
          </table:table-cell>
          <table:table-cell table:style-name="ce29" table:formula="of:=LEFT([.A49]; 1)&amp;LEFT([.B49];1)&amp;LEFT([.C49];2)&amp;LEFT([.D49];3)&amp;LEFT([.E49];2)" office:value-type="string" office:string-value="210400300" calcext:value-type="string">
            <text:p>210400300</text:p>
          </table:table-cell>
          <table:table-cell table:style-name="ce34" table:formula="of:=LEFT([.C49];2)&amp;LEFT([.D49];3)" office:value-type="string" office:string-value="04003" calcext:value-type="string">
            <text:p>04003</text:p>
          </table:table-cell>
          <table:table-cell table:style-name="ce42" office:value-type="string" calcext:value-type="string">
            <text:p>试管不匹配</text:p>
          </table:table-cell>
          <table:table-cell table:style-name="ce50" office:value-type="string" calcext:value-type="string">
            <text:p>末梢血/全血与设定不匹配</text:p>
          </table:table-cell>
          <table:table-cell table:style-name="ce57" office:value-type="string" calcext:value-type="string">
            <text:p>无</text:p>
          </table:table-cell>
          <table:table-cell table:style-name="ce66" table:number-columns-repeated="2"/>
          <table:table-cell table:style-name="ce57" office:value-type="string" calcext:value-type="string">
            <text:p>无</text:p>
          </table:table-cell>
          <table:table-cell table:style-name="ce36" office:value-type="string" calcext:value-type="string">
            <text:p>停止 封闭进样</text:p>
          </table:table-cell>
          <table:table-cell table:style-name="ce77" office:value-type="string" calcext:value-type="string">
            <text:p>封闭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020 玻片正反检测（暂无）</text:p>
          </table:table-cell>
          <table:table-cell table:style-name="ce25" office:value-type="string" calcext:value-type="string">
            <text:p>00:玻片前后方向错误（暂无）</text:p>
            <text:p>01:玻片正反放反（暂无）</text:p>
          </table:table-cell>
          <table:table-cell table:style-name="ce29" table:formula="of:=LEFT([.A50]; 1)&amp;LEFT([.B50];1)&amp;LEFT([.C50];2)&amp;LEFT([.D50];3)&amp;LEFT([.E50];2)" office:value-type="string" office:string-value="210302000" calcext:value-type="string">
            <text:p>210302000</text:p>
          </table:table-cell>
          <table:table-cell table:style-name="ce34" table:formula="of:=LEFT([.C50];2)&amp;LEFT([.D50];3)" office:value-type="string" office:string-value="03020" calcext:value-type="string">
            <text:p>03020</text:p>
          </table:table-cell>
          <table:table-cell table:style-name="ce42" office:value-type="string" calcext:value-type="string">
            <text:p>玻片放反</text:p>
          </table:table-cell>
          <table:table-cell table:style-name="ce50" office:value-type="string" calcext:value-type="string">
            <text:p>玻片放反</text:p>
          </table:table-cell>
          <table:table-cell table:style-name="ce57" office:value-type="string" calcext:value-type="string">
            <text:p>无</text:p>
          </table:table-cell>
          <table:table-cell table:style-name="ce66" table:number-columns-repeated="2"/>
          <table:table-cell table:number-columns-repeated="2" table:style-name="ce57" office:value-type="string" calcext:value-type="string">
            <text:p>无</text:p>
          </table:table-cell>
          <table:table-cell table:style-name="ce42"/>
          <table:table-cell table:style-name="ce79" table:number-columns-repeated="2"/>
          <table:table-cell table:number-columns-repeated="1007"/>
        </table:table-row>
        <table:table-row table:style-name="ro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200 推片异常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移栽小车上无玻片（暂无）</text:span></text:p>
            <text:p><text:span text:style-name="T4">02:通讯异常（有待解决）</text:span></text:p>
            <text:p><text:span text:style-name="T4">03:小车复位（推刀）（复位光耦）陈工补齐</text:span></text:p>
            <text:p><text:span text:style-name="T3">99:动作超时</text:span></text:p>
          </table:table-cell>
          <table:table-cell table:style-name="ce29" table:formula="of:=LEFT([.A51]; 1)&amp;LEFT([.B51];1)&amp;LEFT([.C51];2)&amp;LEFT([.D51];3)&amp;LEFT([.E51];2)" office:value-type="string" office:string-value="210320000" calcext:value-type="string">
            <text:p>210320000</text:p>
          </table:table-cell>
          <table:table-cell table:style-name="ce34" table:formula="of:=LEFT([.C51];2)&amp;LEFT([.D51];3)" office:value-type="string" office:string-value="03200" calcext:value-type="string">
            <text:p>03200</text:p>
          </table:table-cell>
          <table:table-cell table:style-name="ce42" office:value-type="string" calcext:value-type="string">
            <text:p>推片异常</text:p>
          </table:table-cell>
          <table:table-cell table:style-name="ce49" office:value-type="string" calcext:value-type="string">
            <text:p><text:span text:style-name="T7">1</text:span><text:span text:style-name="T8">、动作未执行到位；</text:span></text:p>
            <text:p><text:span text:style-name="T7">2</text:span><text:span text:style-name="T8">、推片小车卡住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推片模块复位</text:p>
          </table:table-cell>
          <table:table-cell table:style-name="ce42" office:value-type="string" calcext:value-type="string">
            <text:p>推片、采样模块时序停止</text:p>
          </table:table-cell>
          <table:table-cell table:style-name="ce42" office:value-type="string" calcext:value-type="string">
            <text:p>重新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005 推片小车残留玻片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52]; 1)&amp;LEFT([.B52];1)&amp;LEFT([.C52];2)&amp;LEFT([.D52];3)&amp;LEFT([.E52];2)" office:value-type="string" office:string-value="210300500" calcext:value-type="string">
            <text:p>210300500</text:p>
          </table:table-cell>
          <table:table-cell table:style-name="ce34" table:formula="of:=LEFT([.C52];2)&amp;LEFT([.D52];3)" office:value-type="string" office:string-value="03005" calcext:value-type="string">
            <text:p>03005</text:p>
          </table:table-cell>
          <table:table-cell table:style-name="ce42" office:value-type="string" calcext:value-type="string">
            <text:p>推片小车玻片残留</text:p>
          </table:table-cell>
          <table:table-cell table:style-name="ce50" office:value-type="string" calcext:value-type="string">
            <text:p>1、异常断电引起</text:p>
          </table:table-cell>
          <table:table-cell table:style-name="ce57" office:value-type="string" calcext:value-type="string">
            <text:p>1、放入空的玻片篮；</text:p>
            <text:p>2、点击“消除故障”。</text:p>
          </table:table-cell>
          <table:table-cell table:style-name="ce66" office:value-type="string" calcext:value-type="string">
            <text:p>SmearCartRemainSlide_101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1、加载空玻片篮；</text:p>
            <text:p>2、将残留玻片卸载。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0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3 推片系统</text:p>
          </table:table-cell>
          <table:table-cell table:style-name="ce20" office:value-type="string" calcext:value-type="string">
            <text:p>301 推刀清洗异常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推刀清洗超时（暂无）</text:span></text:p>
            <text:p><text:span text:style-name="T4">02:柱塞泵复位异常（复位光偶）</text:span></text:p>
            <text:p><text:span text:style-name="T4">03:推刀Y轴Z轴复位光耦检测。</text:span></text:p>
            <text:p><text:span text:style-name="T3">99:动作超时</text:span></text:p>
          </table:table-cell>
          <table:table-cell table:style-name="ce29" table:formula="of:=LEFT([.A53]; 1)&amp;LEFT([.B53];1)&amp;LEFT([.C53];2)&amp;LEFT([.D53];3)&amp;LEFT([.E53];2)" office:value-type="string" office:string-value="210330100" calcext:value-type="string">
            <text:p>210330100</text:p>
          </table:table-cell>
          <table:table-cell table:style-name="ce34" table:formula="of:=LEFT([.C53];2)&amp;LEFT([.D53];3)" office:value-type="string" office:string-value="03301" calcext:value-type="string">
            <text:p>03301</text:p>
          </table:table-cell>
          <table:table-cell table:style-name="ce42" office:value-type="string" calcext:value-type="string">
            <text:p>推刀清洗异常</text:p>
          </table:table-cell>
          <table:table-cell table:style-name="ce49" office:value-type="string" calcext:value-type="string">
            <text:p><text:span text:style-name="T7">1</text:span><text:span text:style-name="T8">、玻片掉落；</text:span></text:p>
            <text:p><text:span text:style-name="T7">2</text:span><text:span text:style-name="T8">、夹爪碰撞到异物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前后夹爪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10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9" office:value-type="string" calcext:value-type="string">
            <text:p>801 染色模块初始化失败</text:p>
          </table:table-cell>
          <table:table-cell table:style-name="ce24" office:value-type="string" calcext:value-type="string">
            <text:p>00:动作失败</text:p>
            <text:p>99:动作超时</text:p>
          </table:table-cell>
          <table:table-cell table:style-name="ce29" table:formula="of:=LEFT([.A54]; 1)&amp;LEFT([.B54];1)&amp;LEFT([.C54];2)&amp;LEFT([.D54];3)&amp;LEFT([.E54];2)" office:value-type="string" office:string-value="210280100" calcext:value-type="string">
            <text:p>210280100</text:p>
          </table:table-cell>
          <table:table-cell table:style-name="ce34" table:formula="of:=LEFT([.C54];2)&amp;LEFT([.D54];3)" office:value-type="string" office:string-value="02801" calcext:value-type="string">
            <text:p>02801</text:p>
          </table:table-cell>
          <table:table-cell table:style-name="ce42" office:value-type="string" calcext:value-type="string">
            <text:p>染色模块初始化失败</text:p>
          </table:table-cell>
          <table:table-cell table:style-name="ce49"/>
          <table:table-cell table:style-name="ce56" office:value-type="string" calcext:value-type="string">
            <text:p><text:span text:style-name="T12">1</text:span><text:span text:style-name="T13">、点击</text:span><text:span text:style-name="T14">“</text:span><text:span text:style-name="T13">消除故障</text:span><text:span text:style-name="T14">”</text:span><text:span text:style-name="T13">，设备将自动复位；</text:span></text:p>
            <text:p><text:span text:style-name="T7">2</text:span><text:span text:style-name="T8">、若故障依然存在，请联系客服服务部！</text:span></text:p>
          </table:table-cell>
          <table:table-cell table:style-name="ce63" office:value-type="string" calcext:value-type="string">
            <text:p>Boot_8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重新初始化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02 夹爪1 转移玻片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55]; 1)&amp;LEFT([.B55];1)&amp;LEFT([.C55];2)&amp;LEFT([.D55];3)&amp;LEFT([.E55];2)" office:value-type="string" office:string-value="210210200" calcext:value-type="string">
            <text:p>210210200</text:p>
          </table:table-cell>
          <table:table-cell table:style-name="ce34" table:formula="of:=LEFT([.C55];2)&amp;LEFT([.D55];3)" office:value-type="string" office:string-value="02102" calcext:value-type="string">
            <text:p>02102</text:p>
          </table:table-cell>
          <table:table-cell table:style-name="ce42" office:value-type="string" calcext:value-type="string">
            <text:p>夹爪1转移玻片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前后夹爪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03 夹爪1 转移玻片并避让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56]; 1)&amp;LEFT([.B56];1)&amp;LEFT([.C56];2)&amp;LEFT([.D56];3)&amp;LEFT([.E56];2)" office:value-type="string" office:string-value="210210300" calcext:value-type="string">
            <text:p>210210300</text:p>
          </table:table-cell>
          <table:table-cell table:style-name="ce34" table:formula="of:=LEFT([.C56];2)&amp;LEFT([.D56];3)" office:value-type="string" office:string-value="02103" calcext:value-type="string">
            <text:p>02103</text:p>
          </table:table-cell>
          <table:table-cell table:style-name="ce42" office:value-type="string" calcext:value-type="string">
            <text:p>夹爪1转移玻片并避让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26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05 夹爪1 转移玻片并复位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57]; 1)&amp;LEFT([.B57];1)&amp;LEFT([.C57];2)&amp;LEFT([.D57];3)&amp;LEFT([.E57];2)" office:value-type="string" office:string-value="210210500" calcext:value-type="string">
            <text:p>210210500</text:p>
          </table:table-cell>
          <table:table-cell table:style-name="ce34" table:formula="of:=LEFT([.C57];2)&amp;LEFT([.D57];3)" office:value-type="string" office:string-value="02105" calcext:value-type="string">
            <text:p>02105</text:p>
          </table:table-cell>
          <table:table-cell table:style-name="ce42" office:value-type="string" calcext:value-type="string">
            <text:p>夹爪1转移玻片并复位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25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52 夹爪2 转移玻片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58]; 1)&amp;LEFT([.B58];1)&amp;LEFT([.C58];2)&amp;LEFT([.D58];3)&amp;LEFT([.E58];2)" office:value-type="string" office:string-value="210215200" calcext:value-type="string">
            <text:p>210215200</text:p>
          </table:table-cell>
          <table:table-cell table:style-name="ce34" table:formula="of:=LEFT([.C58];2)&amp;LEFT([.D58];3)" office:value-type="string" office:string-value="02152" calcext:value-type="string">
            <text:p>02152</text:p>
          </table:table-cell>
          <table:table-cell table:style-name="ce42" office:value-type="string" calcext:value-type="string">
            <text:p>夹爪2转移玻片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2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53 夹爪2 转移玻片并避让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59]; 1)&amp;LEFT([.B59];1)&amp;LEFT([.C59];2)&amp;LEFT([.D59];3)&amp;LEFT([.E59];2)" office:value-type="string" office:string-value="210215300" calcext:value-type="string">
            <text:p>210215300</text:p>
          </table:table-cell>
          <table:table-cell table:style-name="ce34" table:formula="of:=LEFT([.C59];2)&amp;LEFT([.D59];3)" office:value-type="string" office:string-value="02153" calcext:value-type="string">
            <text:p>02153</text:p>
          </table:table-cell>
          <table:table-cell table:style-name="ce42" office:value-type="string" calcext:value-type="string">
            <text:p>夹爪2转移玻片并避让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9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154 夹爪2 转移玻片至玻片篮 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前后夹爪碰撞（微动开关）</text:span></text:p>
            <text:p><text:span text:style-name="T4">02:玻片掉落（光耦，精度待测试）</text:span></text:p>
            <text:p><text:span text:style-name="T3">99:动作超时</text:span></text:p>
          </table:table-cell>
          <table:table-cell table:style-name="ce29" table:formula="of:=LEFT([.A60]; 1)&amp;LEFT([.B60];1)&amp;LEFT([.C60];2)&amp;LEFT([.D60];3)&amp;LEFT([.E60];2)" office:value-type="string" office:string-value="210215400" calcext:value-type="string">
            <text:p>210215400</text:p>
          </table:table-cell>
          <table:table-cell table:style-name="ce34" table:formula="of:=LEFT([.C60];2)&amp;LEFT([.D60];3)" office:value-type="string" office:string-value="02154" calcext:value-type="string">
            <text:p>02154</text:p>
          </table:table-cell>
          <table:table-cell table:style-name="ce42" office:value-type="string" calcext:value-type="string">
            <text:p>夹爪2转移玻片至玻片篮失败</text:p>
          </table:table-cell>
          <table:table-cell table:style-name="ce49" office:value-type="string" calcext:value-type="string">
            <text:p><text:span text:style-name="T7">1</text:span><text:span text:style-name="T8">、异常碰撞导致丢步；</text:span></text:p>
            <text:p><text:span text:style-name="T7">2</text:span><text:span text:style-name="T8">、玻片粘连夹爪导致丢步。</text:span>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4">2、点击“消除故障”。</text:span></text:p>
            <text:p><text:span text:style-name="T4">3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8" office:value-type="string" calcext:value-type="string">
            <text:p>003 夹爪1 玻片残留（暂无）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61]; 1)&amp;LEFT([.B61];1)&amp;LEFT([.C61];2)&amp;LEFT([.D61];3)&amp;LEFT([.E61];2)" office:value-type="string" office:string-value="210200300" calcext:value-type="string">
            <text:p>210200300</text:p>
          </table:table-cell>
          <table:table-cell table:style-name="ce34" table:formula="of:=LEFT([.C61];2)&amp;LEFT([.D61];3)" office:value-type="string" office:string-value="02003" calcext:value-type="string">
            <text:p>02003</text:p>
          </table:table-cell>
          <table:table-cell table:style-name="ce42" office:value-type="string" calcext:value-type="string">
            <text:p>夹爪1玻片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61" office:value-type="string" calcext:value-type="string">
            <text:p><text:span text:style-name="T7">1</text:span><text:span text:style-name="T8">、放入空的玻片篮；</text:span></text:p>
            <text:p><text:span text:style-name="T7">2</text:span><text:span text:style-name="T8">、点击“消除故障”，仪器将自动清理残余玻片；</text:span></text:p>
            <text:p><text:span text:style-name="T7">3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1、加载空玻片篮；</text:p>
            <text:p>2、将残留玻片卸载。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8" office:value-type="string" calcext:value-type="string">
            <text:p>004 夹爪2 玻片残留（暂无）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62]; 1)&amp;LEFT([.B62];1)&amp;LEFT([.C62];2)&amp;LEFT([.D62];3)&amp;LEFT([.E62];2)" office:value-type="string" office:string-value="210200400" calcext:value-type="string">
            <text:p>210200400</text:p>
          </table:table-cell>
          <table:table-cell table:style-name="ce34" table:formula="of:=LEFT([.C62];2)&amp;LEFT([.D62];3)" office:value-type="string" office:string-value="02004" calcext:value-type="string">
            <text:p>02004</text:p>
          </table:table-cell>
          <table:table-cell table:style-name="ce42" office:value-type="string" calcext:value-type="string">
            <text:p>夹爪2玻片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61" office:value-type="string" calcext:value-type="string">
            <text:p><text:span text:style-name="T7">1</text:span><text:span text:style-name="T8">、放入空的玻片篮；</text:span></text:p>
            <text:p><text:span text:style-name="T7">2</text:span><text:span text:style-name="T8">、点击“消除故障”，仪器将自动清理残余玻片；</text:span></text:p>
            <text:p><text:span text:style-name="T7">3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/>
          <table:table-cell table:style-name="ce36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9" office:value-type="string" calcext:value-type="string">
            <text:p>001 染色槽 玻片残留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63]; 1)&amp;LEFT([.B63];1)&amp;LEFT([.C63];2)&amp;LEFT([.D63];3)&amp;LEFT([.E63];2)" office:value-type="string" office:string-value="210200100" calcext:value-type="string">
            <text:p>210200100</text:p>
          </table:table-cell>
          <table:table-cell table:style-name="ce34" table:formula="of:=LEFT([.C63];2)&amp;LEFT([.D63];3)" office:value-type="string" office:string-value="02001" calcext:value-type="string">
            <text:p>02001</text:p>
          </table:table-cell>
          <table:table-cell table:style-name="ce42" office:value-type="string" calcext:value-type="string">
            <text:p>染色盒玻片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61" office:value-type="string" calcext:value-type="string">
            <text:p><text:span text:style-name="T7">1</text:span><text:span text:style-name="T8">、放入空的玻片篮；</text:span></text:p>
            <text:p><text:span text:style-name="T7">2</text:span><text:span text:style-name="T8">、点击“消除故障”，仪器将自动清理残余玻片；</text:span></text:p>
            <text:p><text:span text:style-name="T7">3</text:span><text:span text:style-name="T8">、若故障依然存在，请联系客服服务部！</text:span></text:p>
          </table:table-cell>
          <table:table-cell table:style-name="ce66" office:value-type="string" calcext:value-type="string">
            <text:p>StainSlideRemain_101</text:p>
          </table:table-cell>
          <table:table-cell table:style-name="ce66"/>
          <table:table-cell table:style-name="ce67" office:value-type="string" calcext:value-type="string">
            <text:p>1、加载空玻片篮；</text:p>
            <text:p>2、将残留玻片卸载。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9" office:value-type="string" calcext:value-type="string">
            <text:p>010 染色槽 染色液残留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64]; 1)&amp;LEFT([.B64];1)&amp;LEFT([.C64];2)&amp;LEFT([.D64];3)&amp;LEFT([.E64];2)" office:value-type="string" office:string-value="220201000" calcext:value-type="string">
            <text:p>220201000</text:p>
          </table:table-cell>
          <table:table-cell table:style-name="ce34" table:formula="of:=LEFT([.C64];2)&amp;LEFT([.D64];3)" office:value-type="string" office:string-value="02010" calcext:value-type="string">
            <text:p>02010</text:p>
          </table:table-cell>
          <table:table-cell table:style-name="ce42" office:value-type="string" calcext:value-type="string">
            <text:p>染色盒染色液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60" office:value-type="string" calcext:value-type="string">
            <text:p>1、点击“消除故障”，仪器将尝试清洗染色盒；</text:p>
            <text:p>2、若故障依然存在，请联系客服服务部！</text:p>
          </table:table-cell>
          <table:table-cell table:style-name="ce66" office:value-type="string" calcext:value-type="string">
            <text:p>StainSlot_Not_Clean</text:p>
          </table:table-cell>
          <table:table-cell table:style-name="ce66"/>
          <table:table-cell table:style-name="ce67" office:value-type="string" calcext:value-type="string">
            <text:p>1、抽干残留染液；</text:p>
            <text:p>2、清洗染色槽。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7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8" office:value-type="string" calcext:value-type="string">
            <text:p>007 只染位夹取玻片失败（暂无）</text:p>
          </table:table-cell>
          <table:table-cell table:style-name="ce25" office:value-type="string" calcext:value-type="string">
            <text:p>01:玻片篮抽屉1未推到位（微动开关）</text:p>
            <text:p>02:缺少玻片篮1（微动开关）</text:p>
            <text:p>03:玻片篮抽屉2未推到位（微动开关）</text:p>
            <text:p>04:缺少玻片篮2（微动开关）</text:p>
          </table:table-cell>
          <table:table-cell table:style-name="ce29" table:formula="of:=LEFT([.A65]; 1)&amp;LEFT([.B65];1)&amp;LEFT([.C65];2)&amp;LEFT([.D65];3)&amp;LEFT([.E65];2)" office:value-type="string" office:string-value="210200701" calcext:value-type="string">
            <text:p>210200701</text:p>
          </table:table-cell>
          <table:table-cell table:style-name="ce34" table:formula="of:=LEFT([.C65];2)&amp;LEFT([.D65];3)" office:value-type="string" office:string-value="02007" calcext:value-type="string">
            <text:p>02007</text:p>
          </table:table-cell>
          <table:table-cell table:style-name="ce42" office:value-type="string" calcext:value-type="string">
            <text:p>只染位夹取玻片失败</text:p>
          </table:table-cell>
          <table:table-cell table:style-name="ce50" office:value-type="string" calcext:value-type="string">
            <text:p>1、抽屉未推到位；</text:p>
            <text:p>2、抽屉中未放置玻片篮。</text:p>
          </table:table-cell>
          <table:table-cell table:style-name="ce57" office:value-type="string" calcext:value-type="string">
            <text:p>1、放置玻片篮并推入到位；</text:p>
            <text:p>2、点击“消除故障”。</text:p>
          </table:table-cell>
          <table:table-cell table:style-name="ce66" table:number-columns-repeated="2"/>
          <table:table-cell table:style-name="ce67" office:value-type="string" calcext:value-type="string">
            <text:p>重新检测并夹取玻片</text:p>
          </table:table-cell>
          <table:table-cell table:style-name="ce36" office:value-type="string" calcext:value-type="string">
            <text:p>停止 只染色流程</text:p>
          </table:table-cell>
          <table:table-cell table:style-name="ce75" office:value-type="string" calcext:value-type="string">
            <text:p>只染色流程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8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501 翻转小车 转移样本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小车到染色等待位检测；</text:span></text:p>
            <text:p><text:span text:style-name="T4">02:小车翻转到位检测（到位光耦）。</text:span></text:p>
            <text:p><text:span text:style-name="T4">03:有无玻片检测（光耦）</text:span></text:p>
            <text:p><text:span text:style-name="T3">04：翻转小车没有翻转到位  光耦25</text:span></text:p>
            <text:p><text:span text:style-name="T3">99:动作超时</text:span></text:p>
          </table:table-cell>
          <table:table-cell table:style-name="ce29" table:formula="of:=LEFT([.A66]; 1)&amp;LEFT([.B66];1)&amp;LEFT([.C66];2)&amp;LEFT([.D66];3)&amp;LEFT([.E66];2)" office:value-type="string" office:string-value="210150100" calcext:value-type="string">
            <text:p>210150100</text:p>
          </table:table-cell>
          <table:table-cell table:style-name="ce34" table:formula="of:=LEFT([.C66];2)&amp;LEFT([.D66];3)" office:value-type="string" office:string-value="01501" calcext:value-type="string">
            <text:p>01501</text:p>
          </table:table-cell>
          <table:table-cell table:style-name="ce42" office:value-type="string" calcext:value-type="string">
            <text:p>翻转小车转移样本失败</text:p>
          </table:table-cell>
          <table:table-cell table:style-name="ce50" office:value-type="string" calcext:value-type="string">
            <text:p>1、翻转机构卡住；</text:p>
            <text:p>2、玻片掉落；</text:p>
            <text:p>3、夹爪位置不准确。</text:p>
          </table:table-cell>
          <table:table-cell table:style-name="ce56" office:value-type="string" calcext:value-type="string">
            <text:p><text:span text:style-name="T7">1</text:span><text:span text:style-name="T8">、检查是否有玻片掉落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；</text:span></text:p>
            <text:p><text:span text:style-name="T7">3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翻转小车复位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3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1 采样系统</text:p>
          </table:table-cell>
          <table:table-cell table:style-name="ce20" office:value-type="string" calcext:value-type="string">
            <text:p>620 推片后 烘干风扇 异常（暂无）</text:p>
          </table:table-cell>
          <table:table-cell table:style-name="ce25" office:value-type="string" calcext:value-type="string">
            <text:p>00:动作失败</text:p>
            <text:p>01:风扇未开启（暂无）</text:p>
            <text:p>02:风扇位置未复位（光耦）</text:p>
            <text:p>99:动作超时</text:p>
          </table:table-cell>
          <table:table-cell table:style-name="ce29" table:formula="of:=LEFT([.A67]; 1)&amp;LEFT([.B67];1)&amp;LEFT([.C67];2)&amp;LEFT([.D67];3)&amp;LEFT([.E67];2)" office:value-type="string" office:string-value="210162000" calcext:value-type="string">
            <text:p>210162000</text:p>
          </table:table-cell>
          <table:table-cell table:style-name="ce34" table:formula="of:=LEFT([.C67];2)&amp;LEFT([.D67];3)" office:value-type="string" office:string-value="01620" calcext:value-type="string">
            <text:p>01620</text:p>
          </table:table-cell>
          <table:table-cell table:style-name="ce42" office:value-type="string" calcext:value-type="string">
            <text:p>推片后烘干风扇异常</text:p>
          </table:table-cell>
          <table:table-cell table:style-name="ce50" office:value-type="string" calcext:value-type="string">
            <text:p>1、风扇异常；</text:p>
            <text:p>2、风扇位置未复位；</text:p>
            <text:p>3、加热器未开启。</text:p>
          </table:table-cell>
          <table:table-cell table:style-name="ce56" office:value-type="string" calcext:value-type="string">
            <text:p><text:span text:style-name="T7">1</text:span><text:span text:style-name="T8">、检查风扇加热系统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table:number-columns-repeated="2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9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203 推玻片篮到扫描仪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平台到位检测（Z轴到位检测）</text:span></text:p>
            <text:p><text:span text:style-name="T4">02:推杆复位检测</text:span></text:p>
            <text:p><text:span text:style-name="T4">03:推杆到位检测（到位光耦）</text:span></text:p>
            <text:p><text:span text:style-name="T3">99:动作超时</text:span></text:p>
          </table:table-cell>
          <table:table-cell table:style-name="ce29" table:formula="of:=LEFT([.A68]; 1)&amp;LEFT([.B68];1)&amp;LEFT([.C68];2)&amp;LEFT([.D68];3)&amp;LEFT([.E68];2)" office:value-type="string" office:string-value="210220300" calcext:value-type="string">
            <text:p>210220300</text:p>
          </table:table-cell>
          <table:table-cell table:style-name="ce34" table:formula="of:=LEFT([.C68];2)&amp;LEFT([.D68];3)" office:value-type="string" office:string-value="02203" calcext:value-type="string">
            <text:p>02203</text:p>
          </table:table-cell>
          <table:table-cell table:style-name="ce42" office:value-type="string" calcext:value-type="string">
            <text:p>推玻片篮到扫描仪失败</text:p>
          </table:table-cell>
          <table:table-cell table:style-name="ce50" office:value-type="string" calcext:value-type="string">
            <text:p>1.玻片篮在Z轴上并且没有到位</text:p>
            <text:p>2.推片X轴推到一半</text:p>
          </table:table-cell>
          <table:table-cell table:style-name="ce60" office:value-type="string" calcext:value-type="string">
            <text:p>1、检查是否异物遮挡；</text:p>
            <text:p>2、点击“消除故障”；</text:p>
            <text:p>3、若故障依然存在，请联系客服服务部！</text:p>
          </table:table-cell>
          <table:table-cell table:style-name="ce66" table:number-columns-repeated="2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8" office:value-type="string" calcext:value-type="string">
            <text:p>020 缺少玻片篮（暂无）</text:p>
          </table:table-cell>
          <table:table-cell table:style-name="ce25" office:value-type="string" calcext:value-type="string">
            <text:p>00:启动时缺少玻片篮</text:p>
          </table:table-cell>
          <table:table-cell table:style-name="ce29" table:formula="of:=LEFT([.A69]; 1)&amp;LEFT([.B69];1)&amp;LEFT([.C69];2)&amp;LEFT([.D69];3)&amp;LEFT([.E69];2)" office:value-type="string" office:string-value="220202000" calcext:value-type="string">
            <text:p>220202000</text:p>
          </table:table-cell>
          <table:table-cell table:style-name="ce34" table:formula="of:=LEFT([.C69];2)&amp;LEFT([.D69];3)" office:value-type="string" office:string-value="02020" calcext:value-type="string">
            <text:p>02020</text:p>
          </table:table-cell>
          <table:table-cell table:style-name="ce42" office:value-type="string" calcext:value-type="string">
            <text:p>缺少玻片篮</text:p>
          </table:table-cell>
          <table:table-cell table:style-name="ce50" office:value-type="string" calcext:value-type="string">
            <text:p>当进样开始时，经过检测，玻片篮数量不够</text:p>
          </table:table-cell>
          <table:table-cell table:style-name="ce56" office:value-type="string" calcext:value-type="string">
            <text:p><text:span text:style-name="T7">1</text:span><text:span text:style-name="T8">、放入空的玻片篮；</text:span></text:p>
            <text:p><text:span text:style-name="T12">2</text:span><text:span text:style-name="T13">、点击</text:span><text:span text:style-name="T14">“</text:span><text:span text:style-name="T13">消除故障</text:span><text:span text:style-name="T14">”</text:span><text:span text:style-name="T13">。</text:span></text:p>
            <text:p><text:span text:style-name="T7">3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1、加载空玻片篮；</text:p>
            <text:p>2、将残留玻片卸载。</text:p>
          </table:table-cell>
          <table:table-cell table:number-columns-repeated="2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9" office:value-type="string" calcext:value-type="string">
            <text:p>200 玻片篮装载失败</text:p>
          </table:table-cell>
          <table:table-cell table:style-name="ce24" office:value-type="string" calcext:value-type="string">
            <text:p><text:span text:style-name="T3">00:动作失败</text:span></text:p>
            <text:p><text:span text:style-name="T4">01:触碰至微动开关</text:span></text:p>
            <text:p><text:span text:style-name="T3">99:动作超时</text:span></text:p>
          </table:table-cell>
          <table:table-cell table:style-name="ce29" table:formula="of:=LEFT([.A70]; 1)&amp;LEFT([.B70];1)&amp;LEFT([.C70];2)&amp;LEFT([.D70];3)&amp;LEFT([.E70];2)" office:value-type="string" office:string-value="220220000" calcext:value-type="string">
            <text:p>220220000</text:p>
          </table:table-cell>
          <table:table-cell table:style-name="ce34" table:formula="of:=LEFT([.C70];2)&amp;LEFT([.D70];3)" office:value-type="string" office:string-value="02200" calcext:value-type="string">
            <text:p>02200</text:p>
          </table:table-cell>
          <table:table-cell table:style-name="ce42" office:value-type="string" calcext:value-type="string">
            <text:p>玻片篮装载失败</text:p>
          </table:table-cell>
          <table:table-cell table:style-name="ce50" office:value-type="string" calcext:value-type="string">
            <text:p>1、玻片篮歪斜，导致无法触碰至微动开关；</text:p>
            <text:p>2、异物阻塞，导致无法推到位。</text:p>
          </table:table-cell>
          <table:table-cell table:style-name="ce57" office:value-type="string" calcext:value-type="string">
            <text:p>1、放入空的玻片篮；</text:p>
            <text:p>2、点击“消除故障”。</text:p>
            <text:p>3、若故障依然存在，请联系客服服务部！</text:p>
          </table:table-cell>
          <table:table-cell table:style-name="ce66" office:value-type="string" calcext:value-type="string">
            <text:p>stain_NewRecycleBox_80</text:p>
          </table:table-cell>
          <table:table-cell table:style-name="ce66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8" office:value-type="string" calcext:value-type="string">
            <text:p>021 玻片篮卸载区满（暂无）</text:p>
          </table:table-cell>
          <table:table-cell table:style-name="ce25" office:value-type="string" calcext:value-type="string">
            <text:p>00:篮子数量超出范围</text:p>
          </table:table-cell>
          <table:table-cell table:style-name="ce29" table:formula="of:=LEFT([.A71]; 1)&amp;LEFT([.B71];1)&amp;LEFT([.C71];2)&amp;LEFT([.D71];3)&amp;LEFT([.E71];2)" office:value-type="string" office:string-value="220202100" calcext:value-type="string">
            <text:p>220202100</text:p>
          </table:table-cell>
          <table:table-cell table:style-name="ce34" table:formula="of:=LEFT([.C71];2)&amp;LEFT([.D71];3)" office:value-type="string" office:string-value="02021" calcext:value-type="string">
            <text:p>02021</text:p>
          </table:table-cell>
          <table:table-cell table:style-name="ce42" office:value-type="string" calcext:value-type="string">
            <text:p>已制玻片输出区满</text:p>
          </table:table-cell>
          <table:table-cell table:style-name="ce49" office:value-type="string" calcext:value-type="string">
            <text:p><text:span text:style-name="T7">1.</text:span><text:span text:style-name="T8">篮子数量超出范围</text:span></text:p>
            <text:p><text:span text:style-name="T7">2.</text:span><text:span text:style-name="T8">没有篮子则检测光耦有问题</text:span></text:p>
          </table:table-cell>
          <table:table-cell table:style-name="ce56" office:value-type="string" calcext:value-type="string">
            <text:p><text:span text:style-name="T7">1</text:span><text:span text:style-name="T8">、清除玻片输出区玻片篮；</text:span></text:p>
            <text:p><text:span text:style-name="T7">2</text:span><text:span text:style-name="T8">、点击“立即弹出”或“消除故障”</text:span></text:p>
          </table:table-cell>
          <table:table-cell table:style-name="ce66" table:number-columns-repeated="2"/>
          <table:table-cell table:style-name="ce67" office:value-type="string" calcext:value-type="string">
            <text:p>重新加载玻片篮</text:p>
          </table:table-cell>
          <table:table-cell table:number-columns-repeated="2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031 扫描仪入口区满（联机模式）</text:p>
          </table:table-cell>
          <table:table-cell table:style-name="ce25" office:value-type="string" calcext:value-type="string">
            <text:p>00:篮子数量超出范围</text:p>
          </table:table-cell>
          <table:table-cell table:style-name="ce29" table:formula="of:=LEFT([.A72]; 1)&amp;LEFT([.B72];1)&amp;LEFT([.C72];2)&amp;LEFT([.D72];3)&amp;LEFT([.E72];2)" office:value-type="string" office:string-value="220203100" calcext:value-type="string">
            <text:p>220203100</text:p>
          </table:table-cell>
          <table:table-cell table:style-name="ce34" table:formula="of:=LEFT([.C72];2)&amp;LEFT([.D72];3)" office:value-type="string" office:string-value="02031" calcext:value-type="string">
            <text:p>02031</text:p>
          </table:table-cell>
          <table:table-cell table:style-name="ce42" office:value-type="string" calcext:value-type="string">
            <text:p>扫描仪进样区满</text:p>
          </table:table-cell>
          <table:table-cell table:style-name="ce49" office:value-type="string" calcext:value-type="string">
            <text:p><text:span text:style-name="T7">1.</text:span><text:span text:style-name="T8">篮子数量超出范围</text:span></text:p>
            <text:p><text:span text:style-name="T7">2.</text:span><text:span text:style-name="T8">没有篮子则检测光耦有问题</text:span></text:p>
          </table:table-cell>
          <table:table-cell table:style-name="ce57" office:value-type="string" calcext:value-type="string">
            <text:p>1、清除扫描仪入口区玻片篮；</text:p>
            <text:p>2、若故障依然存在，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重新检测</text:p>
          </table:table-cell>
          <table:table-cell table:style-name="ce71" office:value-type="string" calcext:value-type="string">
            <text:p>玻片篮推出至人工位</text:p>
          </table:table-cell>
          <table:table-cell table:style-name="ce71" office:value-type="string" calcext:value-type="string">
            <text:p>玻片篮推出至扫描仪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030 扫描仪未连接（联机模式）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73]; 1)&amp;LEFT([.B73];1)&amp;LEFT([.C73];2)&amp;LEFT([.D73];3)&amp;LEFT([.E73];2)" office:value-type="string" office:string-value="220203000" calcext:value-type="string">
            <text:p>220203000</text:p>
          </table:table-cell>
          <table:table-cell table:style-name="ce34" table:formula="of:=LEFT([.C73];2)&amp;LEFT([.D73];3)" office:value-type="string" office:string-value="02030" calcext:value-type="string">
            <text:p>02030</text:p>
          </table:table-cell>
          <table:table-cell table:style-name="ce42" office:value-type="string" calcext:value-type="string">
            <text:p>扫描仪未连接</text:p>
          </table:table-cell>
          <table:table-cell table:style-name="ce49" office:value-type="string" calcext:value-type="string">
            <text:p>1、扫描仪未开机；</text:p>
            <text:p>2、网线未连接。</text:p>
          </table:table-cell>
          <table:table-cell table:style-name="ce56" office:value-type="string" calcext:value-type="string">
            <text:p><text:span text:style-name="T7">1</text:span><text:span text:style-name="T8">、检查扫描仪是否开机；</text:span></text:p>
            <text:p><text:span text:style-name="T7">2</text:span><text:span text:style-name="T8">、检查扫描仪是否与推片机连接</text:span></text:p>
          </table:table-cell>
          <table:table-cell table:style-name="ce66" table:number-columns-repeated="2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002 翻转小车玻片残留</text:p>
          </table:table-cell>
          <table:table-cell table:style-name="ce25" office:value-type="string" calcext:value-type="string">
            <text:p>00:异常断电引起</text:p>
          </table:table-cell>
          <table:table-cell table:style-name="ce29" table:formula="of:=LEFT([.A74]; 1)&amp;LEFT([.B74];1)&amp;LEFT([.C74];2)&amp;LEFT([.D74];3)&amp;LEFT([.E74];2)" office:value-type="string" office:string-value="220200200" calcext:value-type="string">
            <text:p>220200200</text:p>
          </table:table-cell>
          <table:table-cell table:style-name="ce34" table:formula="of:=LEFT([.C74];2)&amp;LEFT([.D74];3)" office:value-type="string" office:string-value="02002" calcext:value-type="string">
            <text:p>02002</text:p>
          </table:table-cell>
          <table:table-cell table:style-name="ce42" office:value-type="string" calcext:value-type="string">
            <text:p>翻转小车玻片残留</text:p>
          </table:table-cell>
          <table:table-cell table:style-name="ce50" office:value-type="string" calcext:value-type="string">
            <text:p>异常断电引起</text:p>
          </table:table-cell>
          <table:table-cell table:style-name="ce57" office:value-type="string" calcext:value-type="string">
            <text:p>1、放入空的玻片篮；</text:p>
            <text:p>2、点击“消除故障”。</text:p>
          </table:table-cell>
          <table:table-cell table:style-name="ce66" office:value-type="string" calcext:value-type="string">
            <text:p>StainCartRemainSlide_101</text:p>
          </table:table-cell>
          <table:table-cell table:style-name="ce66"/>
          <table:table-cell table:style-name="ce67" office:value-type="string" calcext:value-type="string">
            <text:p>1、加载空玻片篮；</text:p>
            <text:p>2、将残留玻片卸载。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19" office:value-type="string" calcext:value-type="string">
            <text:p>019 开机残留玻片篮</text:p>
          </table:table-cell>
          <table:table-cell table:style-name="ce24" office:value-type="string" calcext:value-type="string">
            <text:p>00:异常断电引起</text:p>
          </table:table-cell>
          <table:table-cell table:style-name="ce29" table:formula="of:=LEFT([.A75]; 1)&amp;LEFT([.B75];1)&amp;LEFT([.C75];2)&amp;LEFT([.D75];3)&amp;LEFT([.E75];2)" office:value-type="string" office:string-value="220201900" calcext:value-type="string">
            <text:p>220201900</text:p>
          </table:table-cell>
          <table:table-cell table:style-name="ce34" table:formula="of:=LEFT([.C75];2)&amp;LEFT([.D75];3)" office:value-type="string" office:string-value="02019" calcext:value-type="string">
            <text:p>02019</text:p>
          </table:table-cell>
          <table:table-cell table:style-name="ce42" office:value-type="string" calcext:value-type="string">
            <text:p>残留玻片篮</text:p>
          </table:table-cell>
          <table:table-cell table:style-name="ce50" office:value-type="string" calcext:value-type="string">
            <text:p>异常断电引起</text:p>
          </table:table-cell>
          <table:table-cell table:style-name="ce58" office:value-type="string" calcext:value-type="string">
            <text:p>自动处理</text:p>
          </table:table-cell>
          <table:table-cell table:style-name="ce66" table:number-columns-repeated="2"/>
          <table:table-cell table:number-columns-repeated="3" table:style-name="ce67" office:value-type="string" calcext:value-type="string">
            <text:p>无</text:p>
          </table:table-cell>
          <table:table-cell table:style-name="ce79" table:number-columns-repeated="2"/>
          <table:table-cell table:number-columns-repeated="1007"/>
        </table:table-row>
        <table:table-row table:style-name="ro30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2 染色系统</text:p>
          </table:table-cell>
          <table:table-cell table:style-name="ce20" office:value-type="string" calcext:value-type="string">
            <text:p>210 玻片烘干风扇异常（暂无）</text:p>
          </table:table-cell>
          <table:table-cell table:style-name="ce25" office:value-type="string" calcext:value-type="string">
            <text:p>00:动作失败</text:p>
            <text:p>01:风扇未开启（暂无）</text:p>
            <text:p>02:加热器未开启（温控查询对比）</text:p>
            <text:p>03:温度过高</text:p>
            <text:p>99:动作超时</text:p>
          </table:table-cell>
          <table:table-cell table:style-name="ce29" table:formula="of:=LEFT([.A76]; 1)&amp;LEFT([.B76];1)&amp;LEFT([.C76];2)&amp;LEFT([.D76];3)&amp;LEFT([.E76];2)" office:value-type="string" office:string-value="210221000" calcext:value-type="string">
            <text:p>210221000</text:p>
          </table:table-cell>
          <table:table-cell table:style-name="ce34" table:formula="of:=LEFT([.C76];2)&amp;LEFT([.D76];3)" office:value-type="string" office:string-value="02210" calcext:value-type="string">
            <text:p>02210</text:p>
          </table:table-cell>
          <table:table-cell table:style-name="ce42" office:value-type="string" calcext:value-type="string">
            <text:p>玻片烘干风扇异常</text:p>
          </table:table-cell>
          <table:table-cell table:style-name="ce49" office:value-type="string" calcext:value-type="string">
            <text:p><text:span text:style-name="T7">1</text:span><text:span text:style-name="T8">、风扇异常；</text:span></text:p>
            <text:p><text:span text:style-name="T7">2</text:span><text:span text:style-name="T8">、风扇位置未复位；</text:span></text:p>
            <text:p><text:span text:style-name="T7">3</text:span><text:span text:style-name="T8">、加热器未开启。</text:span></text:p>
          </table:table-cell>
          <table:table-cell table:style-name="ce56" office:value-type="string" calcext:value-type="string">
            <text:p><text:span text:style-name="T7">1</text:span><text:span text:style-name="T8">、检查风扇加热系统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number-columns-repeated="2"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1 缺少染色液A1</text:p>
          </table:table-cell>
          <table:table-cell table:style-name="ce25" office:value-type="string" calcext:value-type="string">
            <text:p>00:浮子（余量）（暂定）</text:p>
          </table:table-cell>
          <table:table-cell table:style-name="ce29" table:formula="of:=LEFT([.A77]; 1)&amp;LEFT([.B77];1)&amp;LEFT([.C77];2)&amp;LEFT([.D77];3)&amp;LEFT([.E77];2)" office:value-type="string" office:string-value="220800100" calcext:value-type="string">
            <text:p>220800100</text:p>
          </table:table-cell>
          <table:table-cell table:style-name="ce34" table:formula="of:=LEFT([.C77];2)&amp;LEFT([.D77];3)" office:value-type="string" office:string-value="08001" calcext:value-type="string">
            <text:p>08001</text:p>
          </table:table-cell>
          <table:table-cell table:style-name="ce42" office:value-type="string" calcext:value-type="string">
            <text:p>缺少染色液A1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加注染色液A1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A1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2 缺少染色液B1</text:p>
          </table:table-cell>
          <table:table-cell table:style-name="ce25" office:value-type="string" calcext:value-type="string">
            <text:p>00:浮子（余量）（暂定）</text:p>
          </table:table-cell>
          <table:table-cell table:style-name="ce29" table:formula="of:=LEFT([.A78]; 1)&amp;LEFT([.B78];1)&amp;LEFT([.C78];2)&amp;LEFT([.D78];3)&amp;LEFT([.E78];2)" office:value-type="string" office:string-value="220800200" calcext:value-type="string">
            <text:p>220800200</text:p>
          </table:table-cell>
          <table:table-cell table:style-name="ce34" table:formula="of:=LEFT([.C78];2)&amp;LEFT([.D78];3)" office:value-type="string" office:string-value="08002" calcext:value-type="string">
            <text:p>08002</text:p>
          </table:table-cell>
          <table:table-cell table:style-name="ce42" office:value-type="string" calcext:value-type="string">
            <text:p>缺少染色液B1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18">1</text:span><text:span text:style-name="T19">、加注染色液</text:span><text:span text:style-name="T20">B</text:span><text:span text:style-name="T19">1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B1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3 缺少染色液A2（暂无）</text:p>
          </table:table-cell>
          <table:table-cell table:style-name="ce25" office:value-type="string" calcext:value-type="string">
            <text:p>00:浮子（余量）</text:p>
          </table:table-cell>
          <table:table-cell table:style-name="ce29" table:formula="of:=LEFT([.A79]; 1)&amp;LEFT([.B79];1)&amp;LEFT([.C79];2)&amp;LEFT([.D79];3)&amp;LEFT([.E79];2)" office:value-type="string" office:string-value="220800300" calcext:value-type="string">
            <text:p>220800300</text:p>
          </table:table-cell>
          <table:table-cell table:style-name="ce34" table:formula="of:=LEFT([.C79];2)&amp;LEFT([.D79];3)" office:value-type="string" office:string-value="08003" calcext:value-type="string">
            <text:p>08003</text:p>
          </table:table-cell>
          <table:table-cell table:style-name="ce42" office:value-type="string" calcext:value-type="string">
            <text:p>缺少染色液A2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加注染色液A2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A2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4 缺少染色液B2（暂无）</text:p>
          </table:table-cell>
          <table:table-cell table:style-name="ce25" office:value-type="string" calcext:value-type="string">
            <text:p>00:浮子（余量）</text:p>
          </table:table-cell>
          <table:table-cell table:style-name="ce29" table:formula="of:=LEFT([.A80]; 1)&amp;LEFT([.B80];1)&amp;LEFT([.C80];2)&amp;LEFT([.D80];3)&amp;LEFT([.E80];2)" office:value-type="string" office:string-value="220800400" calcext:value-type="string">
            <text:p>220800400</text:p>
          </table:table-cell>
          <table:table-cell table:style-name="ce34" table:formula="of:=LEFT([.C80];2)&amp;LEFT([.D80];3)" office:value-type="string" office:string-value="08004" calcext:value-type="string">
            <text:p>08004</text:p>
          </table:table-cell>
          <table:table-cell table:style-name="ce42" office:value-type="string" calcext:value-type="string">
            <text:p>缺少染色液B2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18">1</text:span><text:span text:style-name="T19">、加注染色液</text:span><text:span text:style-name="T20">B2</text:span><text:span text:style-name="T19">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B2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5 缺少无水甲醇</text:p>
          </table:table-cell>
          <table:table-cell table:style-name="ce25" office:value-type="string" calcext:value-type="string">
            <text:p>00:浮子（余量）</text:p>
          </table:table-cell>
          <table:table-cell table:style-name="ce29" table:formula="of:=LEFT([.A81]; 1)&amp;LEFT([.B81];1)&amp;LEFT([.C81];2)&amp;LEFT([.D81];3)&amp;LEFT([.E81];2)" office:value-type="string" office:string-value="220800500" calcext:value-type="string">
            <text:p>220800500</text:p>
          </table:table-cell>
          <table:table-cell table:style-name="ce34" table:formula="of:=LEFT([.C81];2)&amp;LEFT([.D81];3)" office:value-type="string" office:string-value="08005" calcext:value-type="string">
            <text:p>08005</text:p>
          </table:table-cell>
          <table:table-cell table:style-name="ce42" office:value-type="string" calcext:value-type="string">
            <text:p>缺少无水甲醇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加注无水甲醇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Fix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6 缺少去离子水</text:p>
          </table:table-cell>
          <table:table-cell table:style-name="ce25" office:value-type="string" calcext:value-type="string">
            <text:p>00:浮子（余量）</text:p>
          </table:table-cell>
          <table:table-cell table:style-name="ce29" table:formula="of:=LEFT([.A82]; 1)&amp;LEFT([.B82];1)&amp;LEFT([.C82];2)&amp;LEFT([.D82];3)&amp;LEFT([.E82];2)" office:value-type="string" office:string-value="220800600" calcext:value-type="string">
            <text:p>220800600</text:p>
          </table:table-cell>
          <table:table-cell table:style-name="ce34" table:formula="of:=LEFT([.C82];2)&amp;LEFT([.D82];3)" office:value-type="string" office:string-value="08006" calcext:value-type="string">
            <text:p>08006</text:p>
          </table:table-cell>
          <table:table-cell table:style-name="ce42" office:value-type="string" calcext:value-type="string">
            <text:p>缺少去离子水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加注去离子水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Water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7 稀释液</text:p>
          </table:table-cell>
          <table:table-cell table:style-name="ce25" office:value-type="string" calcext:value-type="string">
            <text:p>00:浮子（余量）</text:p>
          </table:table-cell>
          <table:table-cell table:style-name="ce29" table:formula="of:=LEFT([.A83]; 1)&amp;LEFT([.B83];1)&amp;LEFT([.C83];2)&amp;LEFT([.D83];3)&amp;LEFT([.E83];2)" office:value-type="string" office:string-value="220800700" calcext:value-type="string">
            <text:p>220800700</text:p>
          </table:table-cell>
          <table:table-cell table:style-name="ce34" table:formula="of:=LEFT([.C83];2)&amp;LEFT([.D83];3)" office:value-type="string" office:string-value="08007" calcext:value-type="string">
            <text:p>08007</text:p>
          </table:table-cell>
          <table:table-cell table:style-name="ce42" office:value-type="string" calcext:value-type="string">
            <text:p>缺少稀释液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添加稀释液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Diluent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8 玻片存储盒1 缺少玻片</text:p>
          </table:table-cell>
          <table:table-cell table:style-name="ce25" office:value-type="string" calcext:value-type="string">
            <text:p>00:</text:p>
          </table:table-cell>
          <table:table-cell table:style-name="ce29" table:formula="of:=LEFT([.A84]; 1)&amp;LEFT([.B84];1)&amp;LEFT([.C84];2)&amp;LEFT([.D84];3)&amp;LEFT([.E84];2)" office:value-type="string" office:string-value="220800800" calcext:value-type="string">
            <text:p>220800800</text:p>
          </table:table-cell>
          <table:table-cell table:style-name="ce34" table:formula="of:=LEFT([.C84];2)&amp;LEFT([.D84];3)" office:value-type="string" office:string-value="08008" calcext:value-type="string">
            <text:p>08008</text:p>
          </table:table-cell>
          <table:table-cell table:style-name="ce42" office:value-type="string" calcext:value-type="string">
            <text:p>玻片存储盒1缺少玻片</text:p>
          </table:table-cell>
          <table:table-cell table:style-name="ce49"/>
          <table:table-cell table:style-name="ce56" office:value-type="string" calcext:value-type="string">
            <text:p><text:span text:style-name="T7">1</text:span><text:span text:style-name="T8">、添加玻片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Slide_1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number-columns-repeated="2"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8 玻片存储盒2 缺少玻片</text:p>
          </table:table-cell>
          <table:table-cell table:style-name="ce25" office:value-type="string" calcext:value-type="string">
            <text:p>00:</text:p>
          </table:table-cell>
          <table:table-cell table:style-name="ce29" table:formula="of:=LEFT([.A85]; 1)&amp;LEFT([.B85];1)&amp;LEFT([.C85];2)&amp;LEFT([.D85];3)&amp;LEFT([.E85];2)" office:value-type="string" office:string-value="220800800" calcext:value-type="string">
            <text:p>220800800</text:p>
          </table:table-cell>
          <table:table-cell table:style-name="ce34" table:formula="of:=LEFT([.C85];2)&amp;LEFT([.D85];3)" office:value-type="string" office:string-value="08008" calcext:value-type="string">
            <text:p>08008</text:p>
          </table:table-cell>
          <table:table-cell table:style-name="ce42" office:value-type="string" calcext:value-type="string">
            <text:p>玻片存储盒2缺少玻片</text:p>
          </table:table-cell>
          <table:table-cell table:style-name="ce49"/>
          <table:table-cell table:style-name="ce56" office:value-type="string" calcext:value-type="string">
            <text:p><text:span text:style-name="T7">1</text:span><text:span text:style-name="T8">、添加玻片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office:value-type="string" calcext:value-type="string">
            <text:p>Lack_of_Slide_2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number-columns-repeated="2"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09 缺少碳带（有待验证）</text:p>
          </table:table-cell>
          <table:table-cell table:style-name="ce25" office:value-type="string" calcext:value-type="string">
            <text:p>00:</text:p>
          </table:table-cell>
          <table:table-cell table:style-name="ce29" table:formula="of:=LEFT([.A86]; 1)&amp;LEFT([.B86];1)&amp;LEFT([.C86];2)&amp;LEFT([.D86];3)&amp;LEFT([.E86];2)" office:value-type="string" office:string-value="220800900" calcext:value-type="string">
            <text:p>220800900</text:p>
          </table:table-cell>
          <table:table-cell table:style-name="ce34" table:formula="of:=LEFT([.C86];2)&amp;LEFT([.D86];3)" office:value-type="string" office:string-value="08009" calcext:value-type="string">
            <text:p>08009</text:p>
          </table:table-cell>
          <table:table-cell table:style-name="ce42" office:value-type="string" calcext:value-type="string">
            <text:p>缺少碳带</text:p>
          </table:table-cell>
          <table:table-cell table:style-name="ce49" office:value-type="string" calcext:value-type="string">
            <text:p><text:span text:style-name="T7">1</text:span><text:span text:style-name="T8">、缺少试剂；</text:span></text:p>
            <text:p><text:span text:style-name="T7">2</text:span><text:span text:style-name="T8">、检测信号未装好。</text:span></text:p>
          </table:table-cell>
          <table:table-cell table:style-name="ce56" office:value-type="string" calcext:value-type="string">
            <text:p><text:span text:style-name="T7">1</text:span><text:span text:style-name="T8">、添加打印碳带；</text:span></text:p>
            <text:p><text:span text:style-name="T7">2</text:span><text:span text:style-name="T8">、若故障依然存在，请联系客服服务部！</text:span>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71" office:value-type="string" calcext:value-type="string">
            <text:p>停止打印流程</text:p>
          </table:table-cell>
          <table:table-cell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10 废液罐满</text:p>
          </table:table-cell>
          <table:table-cell table:style-name="ce25" office:value-type="string" calcext:value-type="string">
            <text:p>00:浮子检测（余量）</text:p>
          </table:table-cell>
          <table:table-cell table:style-name="ce29" table:formula="of:=LEFT([.A87]; 1)&amp;LEFT([.B87];1)&amp;LEFT([.C87];2)&amp;LEFT([.D87];3)&amp;LEFT([.E87];2)" office:value-type="string" office:string-value="220801000" calcext:value-type="string">
            <text:p>220801000</text:p>
          </table:table-cell>
          <table:table-cell table:style-name="ce34" table:formula="of:=LEFT([.C87];2)&amp;LEFT([.D87];3)" office:value-type="string" office:string-value="08010" calcext:value-type="string">
            <text:p>08010</text:p>
          </table:table-cell>
          <table:table-cell table:style-name="ce42" office:value-type="string" calcext:value-type="string">
            <text:p>废液罐满</text:p>
          </table:table-cell>
          <table:table-cell table:style-name="ce49" office:value-type="string" calcext:value-type="string">
            <text:p><text:span text:style-name="T7">1</text:span><text:span text:style-name="T8">、废液满；</text:span></text:p>
            <text:p><text:span text:style-name="T7">2</text:span><text:span text:style-name="T8">、检测信号未装好。</text:span></text:p>
          </table:table-cell>
          <table:table-cell table:style-name="ce57" office:value-type="string" calcext:value-type="string">
            <text:p>1、请清空废液。</text:p>
            <text:p>2、若故障依然存在，请联系客服服务部！</text:p>
          </table:table-cell>
          <table:table-cell table:style-name="ce66" office:value-type="string" calcext:value-type="string">
            <text:p>WasteTank_Full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11 废液瓶1满</text:p>
          </table:table-cell>
          <table:table-cell table:style-name="ce25" office:value-type="string" calcext:value-type="string">
            <text:p>00:浮子检测（余量）</text:p>
          </table:table-cell>
          <table:table-cell table:style-name="ce29" table:formula="of:=LEFT([.A88]; 1)&amp;LEFT([.B88];1)&amp;LEFT([.C88];2)&amp;LEFT([.D88];3)&amp;LEFT([.E88];2)" office:value-type="string" office:string-value="220801100" calcext:value-type="string">
            <text:p>220801100</text:p>
          </table:table-cell>
          <table:table-cell table:style-name="ce34" table:formula="of:=LEFT([.C88];2)&amp;LEFT([.D88];3)" office:value-type="string" office:string-value="08011" calcext:value-type="string">
            <text:p>08011</text:p>
          </table:table-cell>
          <table:table-cell table:style-name="ce42" office:value-type="string" calcext:value-type="string">
            <text:p>废液瓶1满</text:p>
          </table:table-cell>
          <table:table-cell table:style-name="ce49" office:value-type="string" calcext:value-type="string">
            <text:p><text:span text:style-name="T7">1</text:span><text:span text:style-name="T8">、废液满；</text:span></text:p>
            <text:p><text:span text:style-name="T7">2</text:span><text:span text:style-name="T8">、检测信号未装好。</text:span></text:p>
          </table:table-cell>
          <table:table-cell table:style-name="ce57" office:value-type="string" calcext:value-type="string">
            <text:p>1、请清空废液。</text:p>
            <text:p>2、若故障依然存在，请联系客服服务部！</text:p>
          </table:table-cell>
          <table:table-cell table:style-name="ce66" office:value-type="string" calcext:value-type="string">
            <text:p>Waste1_Full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8 耗材</text:p>
          </table:table-cell>
          <table:table-cell table:style-name="ce20" office:value-type="string" calcext:value-type="string">
            <text:p>012 废液瓶2满</text:p>
          </table:table-cell>
          <table:table-cell table:style-name="ce25" office:value-type="string" calcext:value-type="string">
            <text:p>00:浮子检测（余量）</text:p>
          </table:table-cell>
          <table:table-cell table:style-name="ce29" table:formula="of:=LEFT([.A89]; 1)&amp;LEFT([.B89];1)&amp;LEFT([.C89];2)&amp;LEFT([.D89];3)&amp;LEFT([.E89];2)" office:value-type="string" office:string-value="220801200" calcext:value-type="string">
            <text:p>220801200</text:p>
          </table:table-cell>
          <table:table-cell table:style-name="ce34" table:formula="of:=LEFT([.C89];2)&amp;LEFT([.D89];3)" office:value-type="string" office:string-value="08012" calcext:value-type="string">
            <text:p>08012</text:p>
          </table:table-cell>
          <table:table-cell table:style-name="ce42" office:value-type="string" calcext:value-type="string">
            <text:p>废液瓶2满</text:p>
          </table:table-cell>
          <table:table-cell table:style-name="ce49" office:value-type="string" calcext:value-type="string">
            <text:p><text:span text:style-name="T7">1</text:span><text:span text:style-name="T8">、废液满；</text:span></text:p>
            <text:p><text:span text:style-name="T7">2</text:span><text:span text:style-name="T8">、检测信号未装好。</text:span></text:p>
          </table:table-cell>
          <table:table-cell table:style-name="ce57" office:value-type="string" calcext:value-type="string">
            <text:p>1、请清空废液。</text:p>
            <text:p>2、若故障依然存在，请联系客服服务部！</text:p>
          </table:table-cell>
          <table:table-cell table:style-name="ce66" office:value-type="string" calcext:value-type="string">
            <text:p>Waste2_Full</text:p>
          </table:table-cell>
          <table:table-cell table:style-name="ce66"/>
          <table:table-cell table:style-name="ce67" office:value-type="string" calcext:value-type="string">
            <text:p>无</text:p>
          </table:table-cell>
          <table:table-cell table:style-name="ce36" office:value-type="string" calcext:value-type="string">
            <text:p>停止 自动进样</text:p>
          </table:table-cell>
          <table:table-cell table:style-name="ce75" office:value-type="string" calcext:value-type="string">
            <text:p>自动进样 正常进样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9 环境</text:p>
          </table:table-cell>
          <table:table-cell table:style-name="ce20" office:value-type="string" calcext:value-type="string">
            <text:p>001 气罐（正压）</text:p>
          </table:table-cell>
          <table:table-cell table:style-name="ce25" office:value-type="string" calcext:value-type="string">
            <text:p>01:气压低于最低值；</text:p>
            <text:p>02:气压高于最大值。</text:p>
          </table:table-cell>
          <table:table-cell table:style-name="ce29" table:formula="of:=LEFT([.A90]; 1)&amp;LEFT([.B90];1)&amp;LEFT([.C90];2)&amp;LEFT([.D90];3)&amp;LEFT([.E90];2)" office:value-type="string" office:string-value="210900101" calcext:value-type="string">
            <text:p>210900101</text:p>
          </table:table-cell>
          <table:table-cell table:style-name="ce34" table:formula="of:=LEFT([.C90];2)&amp;LEFT([.D90];3)" office:value-type="string" office:string-value="09001" calcext:value-type="string">
            <text:p>09001</text:p>
          </table:table-cell>
          <table:table-cell table:style-name="ce40" office:value-type="string" calcext:value-type="string">
            <text:p>气压（正压）异常</text:p>
          </table:table-cell>
          <table:table-cell table:style-name="ce49" office:value-type="string" calcext:value-type="string">
            <text:p><text:span text:style-name="T7">1</text:span><text:span text:style-name="T8">、正压罐，气压低于最低值；</text:span></text:p>
            <text:p><text:span text:style-name="T7">2</text:span><text:span text:style-name="T8">、正压罐，气压高于最大值。</text:span></text:p>
          </table:table-cell>
          <table:table-cell table:style-name="ce57" office:value-type="string" calcext:value-type="string">
            <text:p>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71" office:value-type="string" calcext:value-type="string">
            <text:p>全部时序停止</text:p>
          </table:table-cell>
          <table:table-cell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9 环境</text:p>
          </table:table-cell>
          <table:table-cell table:style-name="ce21" office:value-type="string" calcext:value-type="string">
            <text:p>002 气罐（负压）</text:p>
          </table:table-cell>
          <table:table-cell table:style-name="ce25" office:value-type="string" calcext:value-type="string">
            <text:p>01:负压罐，气压低于最低值</text:p>
          </table:table-cell>
          <table:table-cell table:style-name="ce29" table:formula="of:=LEFT([.A91]; 1)&amp;LEFT([.B91];1)&amp;LEFT([.C91];2)&amp;LEFT([.D91];3)&amp;LEFT([.E91];2)" office:value-type="string" office:string-value="210900201" calcext:value-type="string">
            <text:p>210900201</text:p>
          </table:table-cell>
          <table:table-cell table:style-name="ce34" table:formula="of:=LEFT([.C91];2)&amp;LEFT([.D91];3)" office:value-type="string" office:string-value="09002" calcext:value-type="string">
            <text:p>09002</text:p>
          </table:table-cell>
          <table:table-cell table:style-name="ce40" office:value-type="string" calcext:value-type="string">
            <text:p>气压（负压）异常</text:p>
          </table:table-cell>
          <table:table-cell table:style-name="ce49" office:value-type="string" calcext:value-type="string">
            <text:p><text:span text:style-name="T7">1</text:span><text:span text:style-name="T8">、负压罐，气压低于最低值。</text:span></text:p>
          </table:table-cell>
          <table:table-cell table:style-name="ce57" office:value-type="string" calcext:value-type="string">
            <text:p>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71" office:value-type="string" calcext:value-type="string">
            <text:p>全部时序停止</text:p>
          </table:table-cell>
          <table:table-cell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9 环境</text:p>
          </table:table-cell>
          <table:table-cell table:style-name="ce21" office:value-type="string" calcext:value-type="string">
            <text:p>003 温湿度异常</text:p>
          </table:table-cell>
          <table:table-cell table:style-name="ce25" office:value-type="string" calcext:value-type="string">
            <text:p>01:温度异常；</text:p>
            <text:p>02:湿度异常</text:p>
          </table:table-cell>
          <table:table-cell table:style-name="ce29" table:formula="of:=LEFT([.A92]; 1)&amp;LEFT([.B92];1)&amp;LEFT([.C92];2)&amp;LEFT([.D92];3)&amp;LEFT([.E92];2)" office:value-type="string" office:string-value="210900301" calcext:value-type="string">
            <text:p>210900301</text:p>
          </table:table-cell>
          <table:table-cell table:style-name="ce34" table:formula="of:=LEFT([.C92];2)&amp;LEFT([.D92];3)" office:value-type="string" office:string-value="09003" calcext:value-type="string">
            <text:p>09003</text:p>
          </table:table-cell>
          <table:table-cell table:style-name="ce40" office:value-type="string" calcext:value-type="string">
            <text:p>温湿度异常</text:p>
          </table:table-cell>
          <table:table-cell table:style-name="ce49"/>
          <table:table-cell table:style-name="ce57" office:value-type="string" calcext:value-type="string">
            <text:p>请检查温湿度。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71" office:value-type="string" calcext:value-type="string">
            <text:p>全部时序停止</text:p>
          </table:table-cell>
          <table:table-cell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1（Ⅰ）</text:p>
          </table:table-cell>
          <table:table-cell table:style-name="ce13" table:content-validation-name="val4" office:value-type="string" calcext:value-type="string">
            <text:p>09 环境</text:p>
          </table:table-cell>
          <table:table-cell table:style-name="ce21" office:value-type="string" calcext:value-type="string">
            <text:p>004 气源未开启</text:p>
          </table:table-cell>
          <table:table-cell table:style-name="ce25" office:value-type="string" calcext:value-type="string">
            <text:p>01:气源未开启</text:p>
          </table:table-cell>
          <table:table-cell table:style-name="ce29" table:formula="of:=LEFT([.A93]; 1)&amp;LEFT([.B93];1)&amp;LEFT([.C93];2)&amp;LEFT([.D93];3)&amp;LEFT([.E93];2)" office:value-type="string" office:string-value="210900401" calcext:value-type="string">
            <text:p>210900401</text:p>
          </table:table-cell>
          <table:table-cell table:style-name="ce34" table:formula="of:=LEFT([.C93];2)&amp;LEFT([.D93];3)" office:value-type="string" office:string-value="09004" calcext:value-type="string">
            <text:p>09004</text:p>
          </table:table-cell>
          <table:table-cell table:style-name="ce40" office:value-type="string" calcext:value-type="string">
            <text:p>气源未开启</text:p>
          </table:table-cell>
          <table:table-cell table:style-name="ce49"/>
          <table:table-cell table:style-name="ce57" office:value-type="string" calcext:value-type="string">
            <text:p>1、请开启气源。</text:p>
            <text:p>2、若故障依然存在，请联系客服服务部！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style-name="ce71" office:value-type="string" calcext:value-type="string">
            <text:p>全部时序停止</text:p>
          </table:table-cell>
          <table:table-cell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3">
          <table:table-cell table:style-name="ce4" table:content-validation-name="val1" office:value-type="string" calcext:value-type="string">
            <text:p>2 运行故障</text:p>
          </table:table-cell>
          <table:table-cell table:style-name="ce10" table:content-validation-name="val3" office:value-type="string" calcext:value-type="string">
            <text:p>2（Ⅱ）</text:p>
          </table:table-cell>
          <table:table-cell table:style-name="ce13" table:content-validation-name="val4" office:value-type="string" calcext:value-type="string">
            <text:p>09 环境</text:p>
          </table:table-cell>
          <table:table-cell table:style-name="ce21" office:value-type="string" calcext:value-type="string">
            <text:p>005 前面壳打开（暂无）</text:p>
          </table:table-cell>
          <table:table-cell table:style-name="ce25" office:value-type="string" calcext:value-type="string">
            <text:p>01:微动开关</text:p>
          </table:table-cell>
          <table:table-cell table:style-name="ce29" table:formula="of:=LEFT([.A94]; 1)&amp;LEFT([.B94];1)&amp;LEFT([.C94];2)&amp;LEFT([.D94];3)&amp;LEFT([.E94];2)" office:value-type="string" office:string-value="220900501" calcext:value-type="string">
            <text:p>220900501</text:p>
          </table:table-cell>
          <table:table-cell table:style-name="ce34" table:formula="of:=LEFT([.C94];2)&amp;LEFT([.D94];3)" office:value-type="string" office:string-value="09005" calcext:value-type="string">
            <text:p>09005</text:p>
          </table:table-cell>
          <table:table-cell table:style-name="ce40" office:value-type="string" calcext:value-type="string">
            <text:p>前翻门打开</text:p>
          </table:table-cell>
          <table:table-cell table:style-name="ce49"/>
          <table:table-cell table:style-name="ce57" office:value-type="string" calcext:value-type="string">
            <text:p>请盖紧前翻门。</text:p>
          </table:table-cell>
          <table:table-cell table:style-name="ce66" table:number-columns-repeated="2"/>
          <table:table-cell table:style-name="ce67" office:value-type="string" calcext:value-type="string">
            <text:p>无</text:p>
          </table:table-cell>
          <table:table-cell table:number-columns-repeated="2" table:style-name="ce71" office:value-type="string" calcext:value-type="string">
            <text:p>正常流程</text:p>
          </table:table-cell>
          <table:table-cell table:style-name="ce79" table:number-columns-repeated="2"/>
          <table:table-cell table:number-columns-repeated="1007"/>
        </table:table-row>
        <table:table-row table:style-name="ro31">
          <table:table-cell table:style-name="ce5"/>
          <table:table-cell table:style-name="ce10" table:content-validation-name="val3"/>
          <table:table-cell table:style-name="ce13" table:content-validation-name="val5"/>
          <table:table-cell table:style-name="ce21"/>
          <table:table-cell table:style-name="ce25"/>
          <table:table-cell table:style-name="ce29"/>
          <table:table-cell table:style-name="ce34" table:formula="of:=LEFT([.C95];2)&amp;LEFT([.D95];3)">
            <text:p/>
          </table:table-cell>
          <table:table-cell table:style-name="ce40"/>
          <table:table-cell table:style-name="ce49"/>
          <table:table-cell table:style-name="ce57"/>
          <table:table-cell table:style-name="ce66" table:number-columns-repeated="2"/>
          <table:table-cell table:style-name="ce67"/>
          <table:table-cell table:style-name="ce71" table:number-columns-repeated="2"/>
          <table:table-cell table:style-name="ce79" table:number-columns-repeated="2"/>
          <table:table-cell table:number-columns-repeated="1007"/>
        </table:table-row>
        <table:table-row table:style-name="ro31">
          <table:table-cell table:style-name="ce5"/>
          <table:table-cell table:style-name="ce10" table:content-validation-name="val3"/>
          <table:table-cell table:style-name="ce13" table:content-validation-name="val5"/>
          <table:table-cell table:style-name="ce21"/>
          <table:table-cell table:style-name="ce25"/>
          <table:table-cell table:style-name="ce29"/>
          <table:table-cell table:style-name="ce34" table:formula="of:=LEFT([.C96];2)&amp;LEFT([.D96];3)">
            <text:p/>
          </table:table-cell>
          <table:table-cell table:style-name="ce40"/>
          <table:table-cell table:style-name="ce49"/>
          <table:table-cell table:style-name="ce57"/>
          <table:table-cell table:style-name="ce66" table:number-columns-repeated="2"/>
          <table:table-cell table:style-name="ce67"/>
          <table:table-cell table:style-name="ce71" table:number-columns-repeated="2"/>
          <table:table-cell table:style-name="ce79" table:number-columns-repeated="2"/>
          <table:table-cell table:number-columns-repeated="1007"/>
        </table:table-row>
        <table:table-row table:style-name="ro31">
          <table:table-cell table:style-name="ce5"/>
          <table:table-cell table:style-name="ce10" table:content-validation-name="val3"/>
          <table:table-cell table:style-name="ce13" table:content-validation-name="val5"/>
          <table:table-cell table:style-name="ce21"/>
          <table:table-cell table:style-name="ce25"/>
          <table:table-cell table:style-name="ce29"/>
          <table:table-cell table:style-name="ce34" table:formula="of:=LEFT([.C97];2)&amp;LEFT([.D97];3)">
            <text:p/>
          </table:table-cell>
          <table:table-cell table:style-name="ce40"/>
          <table:table-cell table:style-name="ce49"/>
          <table:table-cell table:style-name="ce57"/>
          <table:table-cell table:style-name="ce66" table:number-columns-repeated="2"/>
          <table:table-cell table:style-name="ce67"/>
          <table:table-cell table:style-name="ce71" table:number-columns-repeated="2"/>
          <table:table-cell table:style-name="ce79" table:number-columns-repeated="2"/>
          <table:table-cell table:number-columns-repeated="1007"/>
        </table:table-row>
        <table:table-row table:style-name="ro24">
          <table:table-cell table:style-name="ce6" table:content-validation-name="val2"/>
          <table:table-cell table:style-name="ce11"/>
          <table:table-cell table:style-name="ce14" table:content-validation-name="val2"/>
          <table:table-cell table:style-name="ce22"/>
          <table:table-cell table:style-name="ce27" table:content-validation-name="val2"/>
          <table:table-cell table:style-name="ce30"/>
          <table:table-cell table:style-name="ce34" table:formula="of:=LEFT([.C98];2)&amp;LEFT([.D98];3)">
            <text:p/>
          </table:table-cell>
          <table:table-cell table:style-name="ce40"/>
          <table:table-cell table:style-name="ce49"/>
          <table:table-cell table:style-name="ce56"/>
          <table:table-cell table:style-name="ce66" table:number-columns-repeated="3"/>
          <table:table-cell table:style-name="ce71"/>
          <table:table-cell table:style-name="ce75"/>
          <table:table-cell table:style-name="ce79" table:number-columns-repeated="2"/>
          <table:table-cell table:number-columns-repeated="1007"/>
        </table:table-row>
        <table:table-row table:style-name="ro32" table:number-rows-repeated="4">
          <table:table-cell table:style-name="ce7"/>
          <table:table-cell/>
          <table:table-cell table:style-name="ce15" table:number-columns-repeated="2"/>
          <table:table-cell table:style-name="ce7"/>
          <table:table-cell table:number-columns-repeated="1019"/>
        </table:table-row>
        <table:table-row table:style-name="ro32">
          <table:table-cell table:style-name="ce7"/>
          <table:table-cell/>
          <table:table-cell table:style-name="ce15" table:number-columns-repeated="2"/>
          <table:table-cell table:style-name="ce7"/>
          <table:table-cell table:number-columns-repeated="2"/>
          <table:table-cell table:style-name="ce44"/>
          <table:table-cell table:number-columns-repeated="1016"/>
        </table:table-row>
        <table:table-row table:style-name="ro32" table:number-rows-repeated="4">
          <table:table-cell table:style-name="ce7"/>
          <table:table-cell/>
          <table:table-cell table:style-name="ce15" table:number-columns-repeated="2"/>
          <table:table-cell table:style-name="ce7"/>
          <table:table-cell table:number-columns-repeated="1019"/>
        </table:table-row>
        <table:table-row table:style-name="ro33" table:number-rows-repeated="1048468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loext:min-decimal-places="0" number:min-integer-digits="1" number:grouping="true"/>
    </number:number-style>
    <number:number-style style:name="N116">
      <number:text>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loext:min-decimal-places="2" number:min-integer-digits="1" number:grouping="true"/>
    </number:number-style>
    <number:number-style style:name="N118">
      <number:text>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5T08:34:23.405624278</meta:creation-date>
    <dc:date>2023-08-15T08:34:32.918363566</dc:date>
    <meta:editing-duration>PT9S</meta:editing-duration>
    <meta:editing-cycles>1</meta:editing-cycles>
    <meta:document-statistic meta:table-count="1" meta:cell-count="1245" meta:object-count="0"/>
    <meta:generator>LibreOffice/6.4.7.2$Linux_X86_64 LibreOffice_project/40$Build-2</meta:generator>
  </office:meta>
</office:document-meta>
</file>